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011cm"/>
    </style:style>
    <style:style style:name="co2" style:family="table-column">
      <style:table-column-properties fo:break-before="auto" style:column-width="17.265cm"/>
    </style:style>
    <style:style style:name="co3" style:family="table-column">
      <style:table-column-properties fo:break-before="auto" style:column-width="16.26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DE;DESIGNATION;CODE CATEG;CATEGORIE;CODE CAT ERP;CATEGORIE ERP;CODE TYPE ERP;TYPE ERP;CODE ACCESS;NUM VOIRIE;RUE;ADR2;ADR3;PROPRIO;CDRUE;LIB ACCESS;GROUPE ERP</text:p>
          </table:table-cell>
          <table:table-cell table:number-columns-repeated="2"/>
        </table:table-row>
        <table:table-row table:style-name="ro1">
          <table:table-cell office:value-type="string">
            <text:p>1155;ECOLE ELEMENTAIRE MARC BLOCH;SCOE;SCOLAIRE ELEMENTAIRE;IV;4ème catégorie (effectif &lt;= 300);R;Etab. d'enseignement sans hébergement;6;135;ALL HAUTS DE MONTPELLIER;NULL;NULL;VILLE;1204;lourde;ENSEIGNEMENT</text:p>
          </table:table-cell>
          <table:table-cell table:number-columns-repeated="2"/>
        </table:table-row>
        <table:table-row table:style-name="ro1">
          <table:table-cell office:value-type="string">
            <text:p>1162;ECOLE MATERNELLE COPERNIC;SCOM;SCOLAIRE MATERNELLE;IV;4ème catégorie (effectif &lt;= 300);R;Etab. d'enseignement sans hébergement;6;135;ALL HAUTS DE MONTPELLIER;NULL;NULL;VILLE;1204;lourde;ENSEIGNEMENT</text:p>
          </table:table-cell>
          <table:table-cell table:number-columns-repeated="2"/>
        </table:table-row>
        <table:table-row table:style-name="ro1">
          <table:table-cell office:value-type="string">
            <text:p>2046;MAISON DES SYNDICATS;ASSOS;ASSOCIATION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6;474;ALLEE HENRI II DE MONTMORENCY;NULL;NULL;VILLE;1211;lourde;ASSOCIATIF</text:p>
          </table:table-cell>
        </table:table-row>
        <table:table-row table:style-name="ro1">
          <table:table-cell office:value-type="string">
            <text:p>39124;COLLEGE JOFFRE;SCO;SCOLAIRE;II;2ème catégorie (700 &lt; effectif &lt;= 1500);R;Etab. d'enseignement sans hébergement;6;211;ALL HENRI II MONTMORENCY;NULL;NULL;CG 34;1211;lourde;ENSEIGNEMENT</text:p>
          </table:table-cell>
          <table:table-cell table:number-columns-repeated="2"/>
        </table:table-row>
        <table:table-row table:style-name="ro1">
          <table:table-cell office:value-type="string">
            <text:p>1686;ENSEMBLE MAISON POUR TOUS MARIE CURIE;DIVERS;MULTI - AFFECTATION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13;ALLEE ANTONIN CHAULIAC;NULL;NULL;VILLE;2563;simple;TOUT PUBLIC</text:p>
          </table:table-cell>
        </table:table-row>
        <table:table-row table:style-name="ro1">
          <table:table-cell office:value-type="string">
            <text:p>1125;ECOLE MATERNELLE MADELEINE BRES;SCO;SCOLAIRE;IV;4ème catégorie (effectif &lt;= 300);R;Etab. d'enseignement sans hébergement;6;183;ALLEE DE L'AQUEDUC;NULL;NULL;VILLE;494;lourde;ENSEIGNEMENT</text:p>
          </table:table-cell>
          <table:table-cell table:number-columns-repeated="2"/>
        </table:table-row>
        <table:table-row table:style-name="ro1">
          <table:table-cell office:value-type="string">
            <text:p>1126;ECOLE ELEMENTAIRE JULIE DAUBIE;SCO;SCOLAIRE;III;3ème catégorie (300 &lt; effectif &lt;= 700);R;Etab. d'enseignement sans hébergement;6;183;ALLEE DE L'AQUEDUC;NULL;NULL;VILLE;494;lourde;ENSEIGNEMENT</text:p>
          </table:table-cell>
          <table:table-cell table:number-columns-repeated="2"/>
        </table:table-row>
        <table:table-row table:style-name="ro1">
          <table:table-cell office:value-type="string">
            <text:p>38928;LYCEE JOFFRE - ESPACE DIRECTION SECRETARIAT;SCO;SCOLAIRE;IV;4ème catégorie (effectif &lt;= 300);R;Etab. d'enseignement sans hébergement;7;150;ALLEE DE LA CITADELLE;NULL;NULL;NULL;780;complexe;ENSEIGNEMENT</text:p>
          </table:table-cell>
          <table:table-cell table:number-columns-repeated="2"/>
        </table:table-row>
        <table:table-row table:style-name="ro1">
          <table:table-cell office:value-type="string">
            <text:p>1200;RESTAURANT GROUPE SCOLAIRE MARIE CURIE - ALPHONSE DAUDET;SCO;SCOLAIRE;V;5ème catégorie;N;Restaurants et débits de boissons;6;6;ALLEE DES SOPHORAS;NULL;NULL;VILLE;2016;lourde;ENSEIGNEMENT</text:p>
          </table:table-cell>
          <table:table-cell table:number-columns-repeated="2"/>
        </table:table-row>
        <table:table-row table:style-name="ro1">
          <table:table-cell office:value-type="string">
            <text:p>1204;ELEMENTAIRE MARIE CURIE;SCOE;SCOLAIRE ELEMENTAIRE;IV;4ème catégorie (effectif &lt;= 300);R;Etab. d'enseignement sans hébergement;7;6;ALLEE DES SOPHORAS;NULL;NULL;NULL;2016;complexe;ENSEIGNEMENT</text:p>
          </table:table-cell>
          <table:table-cell table:number-columns-repeated="2"/>
        </table:table-row>
        <table:table-row table:style-name="ro1">
          <table:table-cell office:value-type="string">
            <text:p>1205;MATERNELLE ALPHONSE DAUDET;SCOM;SCOLAIRE MATERNELLE;IV;4ème catégorie (effectif &lt;= 300);R;Etab. d'enseignement sans hébergement;6;2;ALLEE DES SOPHORAS;NULL;NULL;NULL;2016;lourde;ENSEIGNEMENT</text:p>
          </table:table-cell>
          <table:table-cell table:number-columns-repeated="2"/>
        </table:table-row>
        <table:table-row table:style-name="ro1">
          <table:table-cell office:value-type="string">
            <text:p>1692;MAISON POUR TOUS SAINT EXUPERY;MPT;MAISON POUR TOUS;IV;4ème catégorie (effectif &lt;= 3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130;ALLEE DU BRIOL;NULL;NULL;VILLE;2259;simple;ASSOCIATIF</text:p>
          </table:table-cell>
        </table:table-row>
        <table:table-row table:style-name="ro1">
          <table:table-cell office:value-type="string">
            <text:p>952;ECOLE ELEMENTAIRE LEO MALET  (COTE COUR);SCOE;SCOLAIRE ELEMENTAIRE;IV;4ème catégorie (effectif &lt;= 300);R;Etab. d'enseignement sans hébergement;6;5;ALLEE PIERRE CARABASSE;NULL;NULL;VILLE;2566;lourde;ENSEIGNEMENT</text:p>
          </table:table-cell>
          <table:table-cell table:number-columns-repeated="2"/>
        </table:table-row>
        <table:table-row table:style-name="ro1">
          <table:table-cell office:value-type="string">
            <text:p>1693;ENSEMBLE MAISON POUR TOUS ALBERT CAMUS;DIVERS;MULTI - AFFECTATION;IV;4ème catégorie (effectif &lt;= 300)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6;118;ALLEE MAURICE BONAFOS;NULL;NULL;VILLE;2480;lourde;TOUT PUBLIC</text:p>
          </table:table-cell>
        </table:table-row>
        <table:table-row table:style-name="ro1">
          <table:table-cell office:value-type="string">
            <text:p>819;GYMNASE HENRI FERRARI;EQUSP;EQUIPEMENT SPORTIFS;IV;4ème catégorie (effectif &lt;= 300);X;Etablissements sportifs couverts;6;419;AV DOCTEUR J. FOURCADE;NULL;NULL;VILLE;2199;lourde;SPORTS</text:p>
          </table:table-cell>
          <table:table-cell table:number-columns-repeated="2"/>
        </table:table-row>
        <table:table-row table:style-name="ro1">
          <table:table-cell office:value-type="string">
            <text:p>847;CRECHE THERESE SENTIS - AVENUE DU MARECHAL LECLERC;CRECHE;CRECHE;IV;4ème catégorie (effectif &lt;= 300);R;Etab. d'enseignement sans hébergement;5;655;AV DU MARECHAL LECLERC;NULL;NULL;VILLE;1446;simple;PETITE ENFANCE</text:p>
          </table:table-cell>
          <table:table-cell table:number-columns-repeated="2"/>
        </table:table-row>
        <table:table-row table:style-name="ro1">
          <table:table-cell office:value-type="string">
            <text:p>42559;CLUB AGE D'OR CCAS JACQUELINE BEGUIN;CCAS AO;CCAS CLUBS AGE D OR;V;5ème catégorie;J;Struct. accueil pers. âgées</text:p>
          </table:table-cell>
          <table:table-cell office:value-type="string">
            <text:p><text:s/>handicapées;5;630;AV DU MARECHAL LECLERC;NULL;NULL;NULL;1446;simple;NULL</text:p>
          </table:table-cell>
          <table:table-cell/>
        </table:table-row>
        <table:table-row table:style-name="ro1">
          <table:table-cell office:value-type="string">
            <text:p>1240;ECOLE MATERNELLE PABLO PICASSO;SCOM;SCOLAIRE MATERNELLE;V;5ème catégorie;R;Etab. d'enseignement sans hébergement;6;41;AV GUILHEM DE POITIERS;NULL;NULL;VILLE;1190;lourde;ENSEIGNEMENT</text:p>
          </table:table-cell>
          <table:table-cell table:number-columns-repeated="2"/>
        </table:table-row>
        <table:table-row table:style-name="ro1">
          <table:table-cell office:value-type="string">
            <text:p>1359;ENSEMBLE MAISON POUR TOUS ALBERT DUBOUT;DIVERS;MULTI - AFFECTATION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6;1071;AV JUSTICE DE CASTELNAU;NULL;NULL;VILLE;1337;lourde;TOUT PUBLIC</text:p>
          </table:table-cell>
        </table:table-row>
        <table:table-row table:style-name="ro1">
          <table:table-cell office:value-type="string">
            <text:p>1700;ENSEMBLE MAISON POUR TOUS PAUL EMILE VICTOR;DIVERS;MULTI - AFFECTATION;II;2ème catégorie (700 &lt; effectif &lt;= 15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1247;AV PROFESSEUR LOUIS RAVAZ;NULL;NULL;VILLE;1817;simple;TOUT PUBLIC</text:p>
          </table:table-cell>
        </table:table-row>
        <table:table-row table:style-name="ro1">
          <table:table-cell office:value-type="string">
            <text:p>1708;MAISON DE QUARTIER JEAN-PIERRE CHABROL;MPT;MAISON POUR TOUS;V;5ème catégorie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949;AV PROFESSEUR LOUIS RAVAZ;NULL;NULL;VILLE;1817;lourde;ASSOCIATIF</text:p>
          </table:table-cell>
        </table:table-row>
        <table:table-row table:style-name="ro1">
          <table:table-cell office:value-type="string">
            <text:p>41461;MAISON POUR TOUS GEORGES SAND;MPT;MAISON POUR TOUS;V;5ème catégorie;P;Salles de danse et salles de jeux;6;25;AVENUE SAINT ANDRE DE NOVIGENS;NULL;NULL;VILLE;1921;lourde;ASSOCIATIF</text:p>
          </table:table-cell>
          <table:table-cell table:number-columns-repeated="2"/>
        </table:table-row>
        <table:table-row table:style-name="ro1">
          <table:table-cell office:value-type="string">
            <text:p>897;ECOLE ELEMENTAIRE BERTHE MORISOT;SCOE;SCOLAIRE ELEMENTAIRE;IV;4ème catégorie (effectif &lt;= 300);R;Etab. d'enseignement sans hébergement;6;60;AVENUE D'ASSAS;NULL;NULL;VILLE;511;lourde;ENSEIGNEMENT</text:p>
          </table:table-cell>
          <table:table-cell table:number-columns-repeated="2"/>
        </table:table-row>
        <table:table-row table:style-name="ro1">
          <table:table-cell office:value-type="string">
            <text:p>900;ECOLE MATERNELLE MOZART;SCOM;SCOLAIRE MATERNELLE;IV;4ème catégorie (effectif &lt;= 300);R;Etab. d'enseignement sans hébergement;6;60;AVENUE D'ASSAS;NULL;NULL;VILLE;511;lourde;ENSEIGNEMENT</text:p>
          </table:table-cell>
          <table:table-cell table:number-columns-repeated="2"/>
        </table:table-row>
        <table:table-row table:style-name="ro1">
          <table:table-cell office:value-type="string">
            <text:p>39750;COLLEGE CAMILLE CLAUDEL + ECOLE PRIMAIRE;SCO;SCOLAIRE;II;2ème catégorie (700 &lt; effectif &lt;= 1500);R;Etab. d'enseignement sans hébergement;6;5;AVENUE D'ASSAS;NULL;NULL;NULL;511;lourde;ENSEIGNEMENT</text:p>
          </table:table-cell>
          <table:table-cell table:number-columns-repeated="2"/>
        </table:table-row>
        <table:table-row table:style-name="ro1">
          <table:table-cell office:value-type="string">
            <text:p>911;ECOLE ELEMENTAIRE SIMON BOLIVARD;SCOE;SCOLAIRE ELEMENTAIRE;III;3ème catégorie (300 &lt; effectif &lt;= 700);R;Etab. d'enseignement sans hébergement;6;300;AVENUE DE BARCELONE;NULL;NULL;VILLE;543;lourde;ENSEIGNEMENT</text:p>
          </table:table-cell>
          <table:table-cell table:number-columns-repeated="2"/>
        </table:table-row>
        <table:table-row table:style-name="ro1">
          <table:table-cell office:value-type="string">
            <text:p>1735;CRECHE LA PETITE SIRENE - MALBOSC;CRECHE;CRECHE;V;5ème catégorie;R;Etab. d'enseignement sans hébergement;8;115;AVENUE DE FES;NULL;NULL;VILLE;3260;conforme;PETITE ENFANCE</text:p>
          </table:table-cell>
          <table:table-cell table:number-columns-repeated="2"/>
        </table:table-row>
        <table:table-row table:style-name="ro1">
          <table:table-cell office:value-type="string">
            <text:p>40832;HALLES DES 4 SAISONS;LOCCOM;LOCAUX COMMERCIAUX;II;2ème catégorie (700 &lt; effectif &lt;= 1500);M;Magasins</text:p>
          </table:table-cell>
          <table:table-cell office:value-type="string">
            <text:p><text:s/>centres commerciaux;5;1321;AVENUE DE HEIDELBERG;NULL;NULL;VILLE;1208;simple;TOUT PUBLIC</text:p>
          </table:table-cell>
          <table:table-cell/>
        </table:table-row>
        <table:table-row table:style-name="ro1">
          <table:table-cell office:value-type="string">
            <text:p>39558;LYCEE PROFESSIONNEL E.R.E.A.;SCO;SCOLAIRE;V;5ème catégorie;R;Etab. d'enseignement sans hébergement;8;270;AVENUE DE LA COLLINE;NULL;NULL;NULL;806;conforme;ENSEIGNEMENT</text:p>
          </table:table-cell>
          <table:table-cell table:number-columns-repeated="2"/>
        </table:table-row>
        <table:table-row table:style-name="ro1">
          <table:table-cell office:value-type="string">
            <text:p>41687;LYCEE JULES FERRY;SCO;SCOLAIRE;II;2ème catégorie (700 &lt; effectif &lt;= 1500);R;Etab. d'enseignement sans hébergement;8;270;AVENUE DE LA COLLINE;NULL;NULL;NULL;806;conforme;ENSEIGNEMENT</text:p>
          </table:table-cell>
          <table:table-cell table:number-columns-repeated="2"/>
        </table:table-row>
        <table:table-row table:style-name="ro1">
          <table:table-cell office:value-type="string">
            <text:p>39163;UM1 RICHTER BATIMENT B ISEM/MAISON DE L'ETUDIANT;NULL;NULL;I;1ère catégorie (effectif &gt; 1500);R;Etab. d'enseignement sans hébergement;7;0;AVENUE RAYMOND DUGRAND;NULL;NULL;NULL;1519;complexe;NULL</text:p>
          </table:table-cell>
          <table:table-cell table:number-columns-repeated="2"/>
        </table:table-row>
        <table:table-row table:style-name="ro1">
          <table:table-cell office:value-type="string">
            <text:p>38933;LYCEE GUESDE - BATIMENT ABC;SCO;SCOLAIRE;II;2ème catégorie (700 &lt; effectif &lt;= 1500);R;Etab. d'enseignement sans hébergement;8;110;AVENUE DE LODÈVE;NULL;NULL;NULL;1390;conforme;ENSEIGNEMENT</text:p>
          </table:table-cell>
          <table:table-cell table:number-columns-repeated="2"/>
        </table:table-row>
        <table:table-row table:style-name="ro1">
          <table:table-cell office:value-type="string">
            <text:p>1191;ECOLE ELEMENTAIRE LOUISVILLE;SCOE;SCOLAIRE ELEMENTAIRE;IV;4ème catégorie (effectif &lt;= 300);R;Etab. d'enseignement sans hébergement;5;431;AVENUE DE LOUISVILLE;NULL;NULL;VILLE;1412;simple;ENSEIGNEMENT</text:p>
          </table:table-cell>
          <table:table-cell table:number-columns-repeated="2"/>
        </table:table-row>
        <table:table-row table:style-name="ro1">
          <table:table-cell office:value-type="string">
            <text:p>42546;MAS D' ALCO;CULT;LOCAUX CULTUELS;V;5ème catégorie;N;Restaurants et débits de boissons;5;1977;AVENUE DES MOULINS;NULL;NULL;CG 34;1568;simple;TOUT PUBLIC</text:p>
          </table:table-cell>
          <table:table-cell table:number-columns-repeated="2"/>
        </table:table-row>
        <table:table-row table:style-name="ro1">
          <table:table-cell office:value-type="string">
            <text:p>42557;LOCAUX CCAS MAS BEL JUEL;CCAS A;CCAS AUTRES LOCAUX;V;5ème catégorie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2897;AVENUE DES MOULINS;NULL;NULL;NULL;1568;lourde;NULL</text:p>
          </table:table-cell>
        </table:table-row>
        <table:table-row table:style-name="ro1">
          <table:table-cell office:value-type="string">
            <text:p>1321;GYMNASE JEAN BOUIN;EQUSP;EQUIPEMENT SPORTIFS;III;3ème catégorie (300 &lt; effectif &lt;= 700);X;Etablissements sportifs couverts;6;70;AVENUE DU BITERROIS;NULL;NULL;VILLE;594;lourde;SPORTS</text:p>
          </table:table-cell>
          <table:table-cell table:number-columns-repeated="2"/>
        </table:table-row>
        <table:table-row table:style-name="ro1">
          <table:table-cell office:value-type="string">
            <text:p>1038;ECOLE MATERNELLE JACQUES PREVERT;SCOM;SCOLAIRE MATERNELLE;V;5ème catégorie;R;Etab. d'enseignement sans hébergement;6;297;AVENUE DU COMTE DE NICE;NULL;NULL;VILLE;821;lourde;ENSEIGNEMENT</text:p>
          </table:table-cell>
          <table:table-cell table:number-columns-repeated="2"/>
        </table:table-row>
        <table:table-row table:style-name="ro1">
          <table:table-cell office:value-type="string">
            <text:p>1645;GYMNASE GARRIGUES;EQUSP;EQUIPEMENT SPORTIFS;III;3ème catégorie (300 &lt; effectif &lt;= 700);R;Etab. d'enseignement sans hébergement;6;145;AVENUE DU COMTE DE NICE;NULL;NULL;VILLE;821;lourde;SPORTS</text:p>
          </table:table-cell>
          <table:table-cell table:number-columns-repeated="2"/>
        </table:table-row>
        <table:table-row table:style-name="ro1">
          <table:table-cell office:value-type="string">
            <text:p>42550;GYMNASE LES GARRIGUES;EQUSP;EQUIPEMENT SPORTIFS;III;3ème catégorie (300 &lt; effectif &lt;= 700);X;Etablissements sportifs couverts;5;145;AVENUE DU COMTE DE NICE;NULL;NULL;NULL;821;simple;SPORTS</text:p>
          </table:table-cell>
          <table:table-cell table:number-columns-repeated="2"/>
        </table:table-row>
        <table:table-row table:style-name="ro1">
          <table:table-cell office:value-type="string">
            <text:p>874;ECOLE ELEMENTAIRE CHARLES DICKENS;SCOE;SCOLAIRE ELEMENTAIRE;IV;4ème catégorie (effectif &lt;= 300);R;Etab. d'enseignement sans hébergement;6;686;AVENUE DU PONT TRINQUAT;NULL;NULL;VILLE;1784;lourde;ENSEIGNEMENT</text:p>
          </table:table-cell>
          <table:table-cell table:number-columns-repeated="2"/>
        </table:table-row>
        <table:table-row table:style-name="ro1">
          <table:table-cell office:value-type="string">
            <text:p>877;ECOLE MATERNELLE ANNE FRANK;SCOM;SCOLAIRE MATERNELLE;V;5ème catégorie;R;Etab. d'enseignement sans hébergement;6;686;AVENUE DU PONT TRINQUAT;NULL;NULL;VILLE;1784;lourde;ENSEIGNEMENT</text:p>
          </table:table-cell>
          <table:table-cell table:number-columns-repeated="2"/>
        </table:table-row>
        <table:table-row table:style-name="ro1">
          <table:table-cell office:value-type="string">
            <text:p>39358;COLLEGE DES AIGUERELLES;SCO;SCOLAIRE;II;2ème catégorie (700 &lt; effectif &lt;= 1500);R;Etab. d'enseignement sans hébergement;5;686;AVENUE DU PONT TRINQUAT;NULL;NULL;NULL;1784;simple;ENSEIGNEMENT</text:p>
          </table:table-cell>
          <table:table-cell table:number-columns-repeated="2"/>
        </table:table-row>
        <table:table-row table:style-name="ro1">
          <table:table-cell office:value-type="string">
            <text:p>39747;COLLEGE DU JEU DE MAIL;SCO;SCOLAIRE;III;3ème catégorie (300 &lt; effectif &lt;= 700);R;Etab. d'enseignement sans hébergement;5;3;AVENUE EMILE BERTIN-SANS;NULL;NULL;NULL;957;simple;ENSEIGNEMENT</text:p>
          </table:table-cell>
          <table:table-cell table:number-columns-repeated="2"/>
        </table:table-row>
        <table:table-row table:style-name="ro1">
          <table:table-cell office:value-type="string">
            <text:p>41686;LYCEE CLEMENCEAU;SCO;SCOLAIRE;I;1ère catégorie (effectif &gt; 1500);R;Etab. d'enseignement sans hébergement;7;31;AVENUE GEORGES CLEMENCEAU;NULL;NULL;NULL;1143;complexe;ENSEIGNEMENT</text:p>
          </table:table-cell>
          <table:table-cell table:number-columns-repeated="2"/>
        </table:table-row>
        <table:table-row table:style-name="ro1">
          <table:table-cell office:value-type="string">
            <text:p>41811;CRECHE JOSEPHINE BAKER;CRECHE;CRECHE;IV;4ème catégorie (effectif &lt;= 300);R;Etab. d'enseignement sans hébergement;8;164;AVENUE JEAN PRAT;NULL;NULL;VILLE;3430;conforme;PETITE ENFANCE</text:p>
          </table:table-cell>
          <table:table-cell table:number-columns-repeated="2"/>
        </table:table-row>
        <table:table-row table:style-name="ro1">
          <table:table-cell office:value-type="string">
            <text:p>1567;BOULODROME BERNARD GASSET;EQUSP;EQUIPEMENT SPORTIFS;II;2ème catégorie (700 &lt; effectif &lt;= 1500);X;Etablissements sportifs couverts;6;122;AVENUE MAURICE PLANES;NULL;NULL;VILLE;1512;lourde;SPORTS</text:p>
          </table:table-cell>
          <table:table-cell table:number-columns-repeated="2"/>
        </table:table-row>
        <table:table-row table:style-name="ro1">
          <table:table-cell office:value-type="string">
            <text:p>1500;SALLE AVICENNE (BEA);CULT;LOCAUX CULTUELS;I;1ère catégorie (effectif &gt; 1500);V;Etablissements de culte;5;272;AVENUE PAUL BRINGUIER;NULL;NULL;VILLE;1666;simple;TOUT PUBLIC</text:p>
          </table:table-cell>
          <table:table-cell table:number-columns-repeated="2"/>
        </table:table-row>
        <table:table-row table:style-name="ro1">
          <table:table-cell office:value-type="string">
            <text:p>1144;ECOLE MATERNELLE RUDYARD KIPLING;SCOM;SCOLAIRE MATERNELLE;IV;4ème catégorie (effectif &lt;= 300);R;Etab. d'enseignement sans hébergement;6;311;AVENUE SAINT CLEMENT;NULL;NULL;VILLE;1926;lourde;ENSEIGNEMENT</text:p>
          </table:table-cell>
          <table:table-cell table:number-columns-repeated="2"/>
        </table:table-row>
        <table:table-row table:style-name="ro1">
          <table:table-cell office:value-type="string">
            <text:p>1146;ECOLE ELEMENTAIRE CHARLES BAUDELAIRE;SCOE;SCOLAIRE ELEMENTAIRE;IV;4ème catégorie (effectif &lt;= 300);R;Etab. d'enseignement sans hébergement;6;311;AVENUE SAINT CLEMENT;NULL;NULL;VILLE;1926;lourde;ENSEIGNEMENT</text:p>
          </table:table-cell>
          <table:table-cell table:number-columns-repeated="2"/>
        </table:table-row>
        <table:table-row table:style-name="ro1">
          <table:table-cell office:value-type="string">
            <text:p>893;ECOLES MATERNELLE ARISTOTE - ELEMENTAIRE PERICLES;SCO;SCOLAIRE;IV;4ème catégorie (effectif &lt;= 300);R;Etab. d'enseignement sans hébergement;5;528;BOULEVARD D'ANTIGONE;NULL;NULL;VILLE;2229;simple;ENSEIGNEMENT</text:p>
          </table:table-cell>
          <table:table-cell table:number-columns-repeated="2"/>
        </table:table-row>
        <table:table-row table:style-name="ro1">
          <table:table-cell office:value-type="string">
            <text:p>40835;HALLES JACQUES COEUR BATIMENT FERME;LOCCOM;LOCAUX COMMERCIAUX;II;2ème catégorie (700 &lt; effectif &lt;= 1500);M;Magasins</text:p>
          </table:table-cell>
          <table:table-cell office:value-type="string">
            <text:p><text:s/>centres commerciaux;5;515;BOULEVARD D'ANTIGONE;NULL;NULL;VILLE;2229;simple;TOUT PUBLIC</text:p>
          </table:table-cell>
          <table:table-cell/>
        </table:table-row>
        <table:table-row table:style-name="ro1">
          <table:table-cell office:value-type="string">
            <text:p>41144;PARKING DU NOMBRE D'OR  (DSP);PARKPUB;PARKING PUBLIC;IV;4ème catégorie (effectif &lt;= 300);PS;Parc de stationnement;6;589;BOULEVARD D'ANTIGONE;NULL;NULL;VILLE;2229;lourde;STATIONNEMENT</text:p>
          </table:table-cell>
          <table:table-cell table:number-columns-repeated="2"/>
        </table:table-row>
        <table:table-row table:style-name="ro1">
          <table:table-cell office:value-type="string">
            <text:p>957;ECOLE MATERNELLE CHAPTAL - ECOLE ELEMENTAIRE JEANNE D'ARC;SCO;SCOLAIRE;IV;4ème catégorie (effectif &lt;= 300);R;Etab. d'enseignement sans hébergement;7;9;BOULEVARD DES ARCEAUX;NULL;NULL;VILLE;497;complexe;ENSEIGNEMENT</text:p>
          </table:table-cell>
          <table:table-cell table:number-columns-repeated="2"/>
        </table:table-row>
        <table:table-row table:style-name="ro1">
          <table:table-cell office:value-type="string">
            <text:p>960;MATERNELLE CHAPTAL;SCOM;SCOLAIRE MATERNELLE;IV;4ème catégorie (effectif &lt;= 300);R;Etab. d'enseignement sans hébergement;7;9;BOULEVARD DES ARCEAUX;NULL;NULL;NULL;497;complexe;ENSEIGNEMENT</text:p>
          </table:table-cell>
          <table:table-cell table:number-columns-repeated="2"/>
        </table:table-row>
        <table:table-row table:style-name="ro1">
          <table:table-cell office:value-type="string">
            <text:p>1056;ECOLE MATERNELLE INGRID BERGMAN;SCOM;SCOLAIRE MATERNELLE;V;5ème catégorie;R;Etab. d'enseignement sans hébergement;6;20;BOULEVARD MOUNIE;NULL;NULL;VILLE;1570;lourde;ENSEIGNEMENT</text:p>
          </table:table-cell>
          <table:table-cell table:number-columns-repeated="2"/>
        </table:table-row>
        <table:table-row table:style-name="ro1">
          <table:table-cell office:value-type="string">
            <text:p>1061;ECOLE ELEMENTAIRE JEAN MOULIN;SCOE;SCOLAIRE ELEMENTAIRE;III;3ème catégorie (300 &lt; effectif &lt;= 700);R;Etab. d'enseignement sans hébergement;6;20;BOULEVARD MOUNIE;NULL;NULL;VILLE;1570;lourde;ENSEIGNEMENT</text:p>
          </table:table-cell>
          <table:table-cell table:number-columns-repeated="2"/>
        </table:table-row>
        <table:table-row table:style-name="ro1">
          <table:table-cell office:value-type="string">
            <text:p>39510;COLLEGE CLEMENCE ROYER;SCO;SCOLAIRE;III;3ème catégorie (300 &lt; effectif &lt;= 700);R;Etab. d'enseignement sans hébergement;5;17;BOULEVARD PASTEUR;NULL;NULL;NULL;1660;simple;ENSEIGNEMENT</text:p>
          </table:table-cell>
          <table:table-cell table:number-columns-repeated="2"/>
        </table:table-row>
        <table:table-row table:style-name="ro1">
          <table:table-cell office:value-type="string">
            <text:p>1108;ECOLES ROBERT SURCOUF - GEORGES SIMENON;SCO;SCOLAIRE;III;3ème catégorie (300 &lt; effectif &lt;= 700);R;Etab. d'enseignement sans hébergement;6;215;BOULEVARD PEDRO DE LUNA;NULL;NULL;VILLE;1686;lourde;ENSEIGNEMENT</text:p>
          </table:table-cell>
          <table:table-cell table:number-columns-repeated="2"/>
        </table:table-row>
        <table:table-row table:style-name="ro1">
          <table:table-cell office:value-type="string">
            <text:p>785;CENTRE CULTUREL RABELAIS;CULTURE;EQUIPEMENT CULTUREL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27;BOULEVARD SARRAIL;NULL;NULL;VILLE;1990;simple;TOUT PUBLIC</text:p>
          </table:table-cell>
        </table:table-row>
        <table:table-row table:style-name="ro1">
          <table:table-cell office:value-type="string">
            <text:p>41772;POSTE DE POLICE MUNICIPALE DE L'HOTEL DE VILLE - RESIDENCE ACM 789 CHEMIN DE MOULARES;POL;POSTE DE POLICE MUNICIPAL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5;789;CHEMIN DE MOULARES;NULL;NULL;ACM;1560;simple;ADMINISTRATION</text:p>
          </table:table-cell>
        </table:table-row>
        <table:table-row table:style-name="ro1">
          <table:table-cell office:value-type="string">
            <text:p>1587;MATERNELLE GENEVIEVE DE GAULLE ANTHONIOZ;SCOM;SCOLAIRE MATERNELLE;IV;4ème catégorie (effectif &lt;= 300);R;Etab. d'enseignement sans hébergement;6;10;CHEMIN DES BARQUES;NULL;NULL;VILLE;547;lourde;ENSEIGNEMENT</text:p>
          </table:table-cell>
          <table:table-cell table:number-columns-repeated="2"/>
        </table:table-row>
        <table:table-row table:style-name="ro1">
          <table:table-cell office:value-type="string">
            <text:p>1588;ELEMENTAIRE JEAN JAURES;SCOE;SCOLAIRE ELEMENTAIRE;IV;4ème catégorie (effectif &lt;= 300);R;Etab. d'enseignement sans hébergement;6;12;CHEMIN DES BARQUES;NULL;NULL;VILLE;547;lourde;ENSEIGNEMENT</text:p>
          </table:table-cell>
          <table:table-cell table:number-columns-repeated="2"/>
        </table:table-row>
        <table:table-row table:style-name="ro1">
          <table:table-cell office:value-type="string">
            <text:p>41143;PARKING GAMBETTA (DSP);PARKPUB;PARKING PUBLIC;IV;4ème catégorie (effectif &lt;= 300);PS;Parc de stationnement;6;69;BOULEVARD GAMBETTA;NULL;NULL;VILLE;1108;lourde;STATIONNEMENT</text:p>
          </table:table-cell>
          <table:table-cell table:number-columns-repeated="2"/>
        </table:table-row>
        <table:table-row table:style-name="ro1">
          <table:table-cell office:value-type="string">
            <text:p>1680;HOTEL DE SULLY MAISON DES RELATIONS INTERNATIONALES;DIVERS;MULTI - AFFECTATION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6;14;DESCENTE EN BARRAT;NULL;NULL;VILLE;964;lourde;TOUT PUBLIC</text:p>
          </table:table-cell>
        </table:table-row>
        <table:table-row table:style-name="ro1">
          <table:table-cell office:value-type="string">
            <text:p>1767;PARKING PITOT (DSP);PARKPUB;PARKING PUBLIC;V;5ème catégorie;PA;Etablissements de plein air;6;7;IMPASSE CARRE DU ROI;NULL;NULL;VILLE;694;lourde;STATIONNEMENT</text:p>
          </table:table-cell>
          <table:table-cell table:number-columns-repeated="2"/>
        </table:table-row>
        <table:table-row table:style-name="ro1">
          <table:table-cell office:value-type="string">
            <text:p>977;ECOLE ELEMENTAIRE JACQUES BREL BATIMENT 1;SCOE;SCOLAIRE ELEMENTAIRE;IV;4ème catégorie (effectif &lt;= 300);R;Etab. d'enseignement sans hébergement;6;5;IMPASSE DES MARMOUSETS;NULL;NULL;VILLE;1458;lourde;ENSEIGNEMENT</text:p>
          </table:table-cell>
          <table:table-cell table:number-columns-repeated="2"/>
        </table:table-row>
        <table:table-row table:style-name="ro1">
          <table:table-cell office:value-type="string">
            <text:p>983;ECOLE MATERNELLE SIMONE SIGNORET;SCOM;SCOLAIRE MATERNELLE;IV;4ème catégorie (effectif &lt;= 300);R;Etab. d'enseignement sans hébergement;5;1;IMPASSE DES MARMOUSETS;NULL;NULL;VILLE;1458;simple;ENSEIGNEMENT</text:p>
          </table:table-cell>
          <table:table-cell table:number-columns-repeated="2"/>
        </table:table-row>
        <table:table-row table:style-name="ro1">
          <table:table-cell office:value-type="string">
            <text:p>41150;PARKING FOCH (MARCHE AUX FLEURS);PARKPUB;PARKING PUBLIC;IV;4ème catégorie (effectif &lt;= 300);PS;Parc de stationnement;6;1;PLACE MARTYRS RESISTANCE;NULL;NULL;VILLE;1472;lourde;STATIONNEMENT</text:p>
          </table:table-cell>
          <table:table-cell table:number-columns-repeated="2"/>
        </table:table-row>
        <table:table-row table:style-name="ro1">
          <table:table-cell office:value-type="string">
            <text:p>1804;CCAS CLUB AGE D'OR LUIS MARIANO - PARC DE LA GUIRLANDE (EX LUDOTHEQUE);CCAS AO;CCAS CLUBS AGE D OR;V;5ème catégorie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2;PLACE AGRIPPA D AUBIGNE;NULL;NULL;VILLE;428;simple;NULL</text:p>
          </table:table-cell>
        </table:table-row>
        <table:table-row table:style-name="ro1">
          <table:table-cell office:value-type="string">
            <text:p>1998;CHAPELLE SAINT CHARLES - MAISON DES CHOEURS;CULTURE;EQUIPEMENT CULTUREL;IV;4ème catégorie (effectif &lt;= 3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1;PLACE ALBERT 1ER;NULL;NULL;VILLE;442;lourde;TOUT PUBLIC</text:p>
          </table:table-cell>
        </table:table-row>
        <table:table-row table:style-name="ro1">
          <table:table-cell office:value-type="string">
            <text:p>40833;HALLES LAISSAC;LOCCOM;LOCAUX COMMERCIAUX;III;3ème catégorie (300 &lt; effectif &lt;= 700);M;Magasins</text:p>
          </table:table-cell>
          <table:table-cell office:value-type="string">
            <text:p><text:s/>centres commerciaux;6;10;PLACE ALEXANDRE LAISSAC;NULL;NULL;VILLE;450;lourde;TOUT PUBLIC</text:p>
          </table:table-cell>
          <table:table-cell/>
        </table:table-row>
        <table:table-row table:style-name="ro1">
          <table:table-cell office:value-type="string">
            <text:p>41147;PARKING LAISSAC;PARKPUB;PARKING PUBLIC;IV;4ème catégorie (effectif &lt;= 300);PS;Parc de stationnement;7;10;PLACE ALEXANDRE LAISSAC;NULL;NULL;VILLE;450;complexe;STATIONNEMENT</text:p>
          </table:table-cell>
          <table:table-cell table:number-columns-repeated="2"/>
        </table:table-row>
        <table:table-row table:style-name="ro1">
          <table:table-cell office:value-type="string">
            <text:p>40831;HALLES CASTELLANE;LOCCOM;LOCAUX COMMERCIAUX;II;2ème catégorie (700 &lt; effectif &lt;= 1500);M;Magasins</text:p>
          </table:table-cell>
          <table:table-cell office:value-type="string">
            <text:p><text:s/>centres commerciaux;5;1;PLACE CASTELLANE;NULL;NULL;VILLE;699;simple;TOUT PUBLIC</text:p>
          </table:table-cell>
          <table:table-cell/>
        </table:table-row>
        <table:table-row table:style-name="ro1">
          <table:table-cell office:value-type="string">
            <text:p>1218;ECOLE ELEMENTAIRE GARIBALDI;SCOE;SCOLAIRE ELEMENTAIRE;IV;4ème catégorie (effectif &lt;= 300);R;Etab. d'enseignement sans hébergement;6;2;PLACE DE FONTJUN;NULL;NULL;VILLE;1062;lourde;ENSEIGNEMENT</text:p>
          </table:table-cell>
          <table:table-cell table:number-columns-repeated="2"/>
        </table:table-row>
        <table:table-row table:style-name="ro1">
          <table:table-cell office:value-type="string">
            <text:p>1221;ECOLE MATERNELLE BERTIE ALBRECHT;SCOM;SCOLAIRE MATERNELLE;V;5ème catégorie;N;Restaurants et débits de boissons;6;1;PLACE DE FONTJUN;NULL;NULL;VILLE;1062;lourde;ENSEIGNEMENT</text:p>
          </table:table-cell>
          <table:table-cell table:number-columns-repeated="2"/>
        </table:table-row>
        <table:table-row table:style-name="ro1">
          <table:table-cell office:value-type="string">
            <text:p>1695;MAISON DE QUARTIER JEAN-PIERRE CAILLENS;MPT;MAISON POUR TOUS;IV;4ème catégorie (effectif &lt;= 3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7;PLACE DE TIBERIADE;NULL;NULL;VILLE;2189;lourde;ASSOCIATIF</text:p>
          </table:table-cell>
        </table:table-row>
        <table:table-row table:style-name="ro1">
          <table:table-cell office:value-type="string">
            <text:p>41142;PARKING EUROPA;PARKPUB;PARKING PUBLIC;IV;4ème catégorie (effectif &lt;= 300);PS;Parc de stationnement;5;175;PLACE DIONYSOS;NULL;NULL;VILLE;2483;simple;STATIONNEMENT</text:p>
          </table:table-cell>
          <table:table-cell table:number-columns-repeated="2"/>
        </table:table-row>
        <table:table-row table:style-name="ro1">
          <table:table-cell office:value-type="string">
            <text:p>1492;ENSEMBLE MAISON POUR TOUS GEORGES BRASSENS;DIVERS;MULTI - AFFECTATION;II;2ème catégorie (700 &lt; effectif &lt;= 15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45;PLACE JACQUE BREL;NULL;NULL;VILLE;3056;simple;TOUT PUBLIC</text:p>
          </table:table-cell>
        </table:table-row>
        <table:table-row table:style-name="ro1">
          <table:table-cell office:value-type="string">
            <text:p>1376;EGLISE NOTRE DAME DES TABLES;CULT;LOCAUX CULTUELS;III;3ème catégorie (300 &lt; effectif &lt;= 700);V;Etablissements de culte;6;3;PLACE NOTRE DAME;NULL;NULL;VILLE;1605;lourde;TOUT PUBLIC</text:p>
          </table:table-cell>
          <table:table-cell table:number-columns-repeated="2"/>
        </table:table-row>
        <table:table-row table:style-name="ro1">
          <table:table-cell office:value-type="string">
            <text:p>1392;EGLISE SAINT DENIS;CULT;LOCAUX CULTUELS;V;5ème catégorie;V;Etablissements de culte;5;1;PLACE SAINT DENIS;NULL;NULL;VILLE;1933;simple;TOUT PUBLIC</text:p>
          </table:table-cell>
          <table:table-cell table:number-columns-repeated="2"/>
        </table:table-row>
        <table:table-row table:style-name="ro1">
          <table:table-cell office:value-type="string">
            <text:p>1396;EGLISE SAINT ROCH;CULT;LOCAUX CULTUELS;V;5ème catégorie;V;Etablissements de culte;6;1;PLACE SAINT ROCH;NULL;NULL;VILLE;1963;lourde;TOUT PUBLIC</text:p>
          </table:table-cell>
          <table:table-cell table:number-columns-repeated="2"/>
        </table:table-row>
        <table:table-row table:style-name="ro1">
          <table:table-cell office:value-type="string">
            <text:p>1486;HALTE GARDERIE LA COUPOLE - IMMEUBLE LA COUPOLE PAVILLON ZEUS (COPROPRIETE);HALTG;HALTE GARDERIE;V;5ème catégorie;R;Etab. d'enseignement sans hébergement;6;45;PLACE ZEUS;NULL;NULL;VILLE;3246;lourde;PETITE ENFANCE</text:p>
          </table:table-cell>
          <table:table-cell table:number-columns-repeated="2"/>
        </table:table-row>
        <table:table-row table:style-name="ro1">
          <table:table-cell office:value-type="string">
            <text:p>1083;ECOLE MATERNELLE LA FONTAINE;SCOM;SCOLAIRE MATERNELLE;IV;4ème catégorie (effectif &lt;= 300);R;Etab. d'enseignement sans hébergement;6;27;QUAI DU VERDANSON;NULL;NULL;VILLE;2108;lourde;ENSEIGNEMENT</text:p>
          </table:table-cell>
          <table:table-cell table:number-columns-repeated="2"/>
        </table:table-row>
        <table:table-row table:style-name="ro1">
          <table:table-cell office:value-type="string">
            <text:p>1294;ECOLES MATERNELLE HELENE BOUCHER ET ELEMENTAIRE ALAIN SAVARY  (BATIMENT PRINCIPAL);SCO;SCOLAIRE;III;3ème catégorie (300 &lt; effectif &lt;= 700);R;Etab. d'enseignement sans hébergement;6;240;QUAI FLORA TRISTAN;NULL;NULL;VILLE;2220;lourde;ENSEIGNEMENT</text:p>
          </table:table-cell>
          <table:table-cell table:number-columns-repeated="2"/>
        </table:table-row>
        <table:table-row table:style-name="ro1">
          <table:table-cell office:value-type="string">
            <text:p>1298;ECOLE ELEMENTAIRE JULES FERRY;SCOE;SCOLAIRE ELEMENTAIRE;III;3ème catégorie (300 &lt; effectif &lt;= 700);R;Etab. d'enseignement sans hébergement;5;88;R ANTOINE-LAURENT JUSSIEU;NULL;NULL;VILLE;2342;simple;ENSEIGNEMENT</text:p>
          </table:table-cell>
          <table:table-cell table:number-columns-repeated="2"/>
        </table:table-row>
        <table:table-row table:style-name="ro1">
          <table:table-cell office:value-type="string">
            <text:p>1300;ECOLE MATERNELLE TERESA;SCOM;SCOLAIRE MATERNELLE;IV;4ème catégorie (effectif &lt;= 300);R;Etab. d'enseignement sans hébergement;5;30;R ANTOINE-LAURENT JUSSIEU;NULL;NULL;VILLE;2342;simple;ENSEIGNEMENT</text:p>
          </table:table-cell>
          <table:table-cell table:number-columns-repeated="2"/>
        </table:table-row>
        <table:table-row table:style-name="ro1">
          <table:table-cell office:value-type="string">
            <text:p>1691;ENSEMBLE MAISON POUR TOUS MARCEL PAGNOL;DIVERS;MULTI - AFFECTATION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64;ROUTE DE LAVERUNE;NULL;NULL;VILLE;1363;lourde;TOUT PUBLIC</text:p>
          </table:table-cell>
        </table:table-row>
        <table:table-row table:style-name="ro1">
          <table:table-cell office:value-type="string">
            <text:p>41613;LYCEE FREDERIC BAZILLE - BATIMENT C INTERNAT;SCO;SCOLAIRE;III;3ème catégorie (300 &lt; effectif &lt;= 700);R;Etab. d'enseignement sans hébergement;7;3224;ROUTE DE MENDE;NULL;NULL;NULL;1518;complexe;ENSEIGNEMENT</text:p>
          </table:table-cell>
          <table:table-cell table:number-columns-repeated="2"/>
        </table:table-row>
        <table:table-row table:style-name="ro1">
          <table:table-cell office:value-type="string">
            <text:p>1571;ECOLE PRIMAIRE LA LIRONDE;SCO;SCOLAIRE;IV;4ème catégorie (effectif &lt;= 300);R;Etab. d'enseignement sans hébergement;6;380;ROUTE DE VAUGUIERES;NULL;NULL;VILLE;2103;lourde;ENSEIGNEMENT</text:p>
          </table:table-cell>
          <table:table-cell table:number-columns-repeated="2"/>
        </table:table-row>
        <table:table-row table:style-name="ro1">
          <table:table-cell office:value-type="string">
            <text:p>1640;GYMNASE LE HETET-COMPLEXE LEON CAZAL;EQUSP;EQUIPEMENT SPORTIFS;III;3ème catégorie (300 &lt; effectif &lt;= 700);X;Etablissements sportifs couverts;6;237;ROUTE DE VAUGUIERES;NULL;NULL;VILLE;2103;lourde;SPORTS</text:p>
          </table:table-cell>
          <table:table-cell table:number-columns-repeated="2"/>
        </table:table-row>
        <table:table-row table:style-name="ro1">
          <table:table-cell office:value-type="string">
            <text:p>1697;MAIRIE DE PROXIMITE AUBES POMPIGNANE;MAIR;MAIRIE ANNEXE;V;5ème catégorie;R;Etab. d'enseignement sans hébergement;6;35;RUE ANDRE MALRAUX;NULL;NULL;VILLE;482;lourde;NULL</text:p>
          </table:table-cell>
          <table:table-cell table:number-columns-repeated="2"/>
        </table:table-row>
        <table:table-row table:style-name="ro1">
          <table:table-cell office:value-type="string">
            <text:p>42070;EHPAD FRANCOISE GAUFFIER;CCAS A;CCAS AUTRES LOCAUX;IV;4ème catégorie (effectif &lt;= 300);J;Struct. accueil pers. âgées</text:p>
          </table:table-cell>
          <table:table-cell office:value-type="string">
            <text:p><text:s/>handicapées;5;135;RUE ANDRE PUIG-AUBERT;NULL;NULL;NULL;3436;simple;NULL</text:p>
          </table:table-cell>
          <table:table-cell/>
        </table:table-row>
        <table:table-row table:style-name="ro1">
          <table:table-cell office:value-type="string">
            <text:p>88;STADE PHILIPPIDES;EQUSP;EQUIPEMENT SPORTIFS;I;1ère catégorie (effectif &gt; 1500);PA;Etablissements de plein air;6;542;RUE AUGUSTE BROUSSONNET;NULL;NULL;UNIVERSITE MONTPELLIER 1;519;lourde;SPORTS</text:p>
          </table:table-cell>
          <table:table-cell table:number-columns-repeated="2"/>
        </table:table-row>
        <table:table-row table:style-name="ro1">
          <table:table-cell office:value-type="string">
            <text:p>1277;ECOLE ELEMENTAIRE SEVIGNE;SCOE;SCOLAIRE ELEMENTAIRE;V;5ème catégorie;R;Etab. d'enseignement sans hébergement;6;5;RUE BERNARD DE TREVIERS;NULL;NULL;VILLE;584;lourde;ENSEIGNEMENT</text:p>
          </table:table-cell>
          <table:table-cell table:number-columns-repeated="2"/>
        </table:table-row>
        <table:table-row table:style-name="ro1">
          <table:table-cell office:value-type="string">
            <text:p>1319;GYMNASE BERNARD JOUANIQUE;EQUSP;EQUIPEMENT SPORTIFS;III;3ème catégorie (300 &lt; effectif &lt;= 700);X;Etablissements sportifs couverts;6;32;RUE CALVIN;NULL;NULL;ENSAM;2197;lourde;SPORTS</text:p>
          </table:table-cell>
          <table:table-cell table:number-columns-repeated="2"/>
        </table:table-row>
        <table:table-row table:style-name="ro1">
          <table:table-cell office:value-type="string">
            <text:p>1188;ECOLE MATERNELLE MARTIN LUTHER KING;SCOM;SCOLAIRE MATERNELLE;IV;4ème catégorie (effectif &lt;= 300);R;Etab. d'enseignement sans hébergement;5;65;RUE CHARLES BONAPARTE;NULL;NULL;VILLE;740;simple;ENSEIGNEMENT</text:p>
          </table:table-cell>
          <table:table-cell table:number-columns-repeated="2"/>
        </table:table-row>
        <table:table-row table:style-name="ro1">
          <table:table-cell office:value-type="string">
            <text:p>1333;ECOLE ELEMENTAIRE DANTE ALIGHIERI;SCOE;SCOLAIRE ELEMENTAIRE;IV;4ème catégorie (effectif &lt;= 300);R;Etab. d'enseignement sans hébergement;5;759;RUE CROIX DE FIGUEROLLES;NULL;NULL;VILLE;864;simple;ENSEIGNEMENT</text:p>
          </table:table-cell>
          <table:table-cell table:number-columns-repeated="2"/>
        </table:table-row>
        <table:table-row table:style-name="ro1">
          <table:table-cell office:value-type="string">
            <text:p>1338;ECOLE MATERNELLE MARIA CALLAS;SCOM;SCOLAIRE MATERNELLE;III;3ème catégorie (300 &lt; effectif &lt;= 700);R;Etab. d'enseignement sans hébergement;6;843;RUE CROIX DE FIGUEROLLES;NULL;NULL;VILLE;864;lourde;ENSEIGNEMENT</text:p>
          </table:table-cell>
          <table:table-cell table:number-columns-repeated="2"/>
        </table:table-row>
        <table:table-row table:style-name="ro1">
          <table:table-cell office:value-type="string">
            <text:p>38930;COLLEGE LAS CAZES;SCO;SCOLAIRE;II;2ème catégorie (700 &lt; effectif &lt;= 1500);R;Etab. d'enseignement sans hébergement;6;420;RUE CROIX DE LAS CAZES;NULL;NULL;NULL;861;lourde;ENSEIGNEMENT</text:p>
          </table:table-cell>
          <table:table-cell table:number-columns-repeated="2"/>
        </table:table-row>
        <table:table-row table:style-name="ro1">
          <table:table-cell office:value-type="string">
            <text:p>42551;GYMNASE LAS CAZES (LA CONDAMINE);EQUSP;EQUIPEMENT SPORTIFS;III;3ème catégorie (300 &lt; effectif &lt;= 700);X;Etablissements sportifs couverts;5;125;RUE CROIX DE LAS CAZES;NULL;NULL;NULL;861;simple;SPORTS</text:p>
          </table:table-cell>
          <table:table-cell table:number-columns-repeated="2"/>
        </table:table-row>
        <table:table-row table:style-name="ro1">
          <table:table-cell office:value-type="string">
            <text:p>1227;ECOLE MATERNELLE VINCENT VAN GOGH;SCOM;SCOLAIRE MATERNELLE;IV;4ème catégorie (effectif &lt;= 300);R;Etab. d'enseignement sans hébergement;6;242;RUE D'OXFORD;NULL;NULL;VILLE;1633;lourde;ENSEIGNEMENT</text:p>
          </table:table-cell>
          <table:table-cell table:number-columns-repeated="2"/>
        </table:table-row>
        <table:table-row table:style-name="ro1">
          <table:table-cell office:value-type="string">
            <text:p>928;ECOLE MATERNELLE VIRGINIA WOOLF;SCOM;SCOLAIRE MATERNELLE;IV;4ème catégorie (effectif &lt;= 300);R;Etab. d'enseignement sans hébergement;6;255;RUE DE BARI;NULL;NULL;VILLE;545;lourde;ENSEIGNEMENT</text:p>
          </table:table-cell>
          <table:table-cell table:number-columns-repeated="2"/>
        </table:table-row>
        <table:table-row table:style-name="ro1">
          <table:table-cell office:value-type="string">
            <text:p>1768;MAISON DE LA JUSTICE ET DU DROIT - RESIDENCE ACM URANUS 66 RUE DE BARI;ADM;LOCAUX ADMINISTRATIFS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6;66;RUE DE BARI;NULL;NULL;ACM;545;lourde;ADMINISTRATION</text:p>
          </table:table-cell>
        </table:table-row>
        <table:table-row table:style-name="ro1">
          <table:table-cell office:value-type="string">
            <text:p>931;ECOLE MATERNELLE JAMES JOYCE;SCOM;SCOLAIRE MATERNELLE;III;3ème catégorie (300 &lt; effectif &lt;= 700);R;Etab. d'enseignement sans hébergement;5;122;RUE DE BOLOGNE;NULL;NULL;VILLE;603;simple;ENSEIGNEMENT</text:p>
          </table:table-cell>
          <table:table-cell table:number-columns-repeated="2"/>
        </table:table-row>
        <table:table-row table:style-name="ro1">
          <table:table-cell office:value-type="string">
            <text:p>933;ECOLE ELEMENTAIRE LEOPOLD SEDAR SENGHOR;SCOE;SCOLAIRE ELEMENTAIRE;III;3ème catégorie (300 &lt; effectif &lt;= 700);R;Etab. d'enseignement sans hébergement;5;26;RUE DE BOLOGNE;NULL;NULL;VILLE;603;simple;ENSEIGNEMENT</text:p>
          </table:table-cell>
          <table:table-cell table:number-columns-repeated="2"/>
        </table:table-row>
        <table:table-row table:style-name="ro1">
          <table:table-cell office:value-type="string">
            <text:p>1685;ENSEMBLE MAISON POUR TOUS LEO LAGRANGE;DIVERS;MULTI - AFFECTATION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6;155;AVENUE DE BOLOGNE;NULL;NULL;VILLE;603;lourde;TOUT PUBLIC</text:p>
          </table:table-cell>
        </table:table-row>
        <table:table-row table:style-name="ro1">
          <table:table-cell office:value-type="string">
            <text:p>41503;THEATRE JEAN VILAR;CULTURE;EQUIPEMENT CULTUREL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7;155;AVENUE DE BOLOGNE;NULL;NULL;NULL;603;complexe;TOUT PUBLIC</text:p>
          </table:table-cell>
        </table:table-row>
        <table:table-row table:style-name="ro1">
          <table:table-cell office:value-type="string">
            <text:p>41153;ECOLE PRIMAIRE OLYMPE DE GOUGE;SCO;SCOLAIRE;IV;4ème catégorie (effectif &lt;= 300);R;Etab. d'enseignement sans hébergement;6;1371;RUE DE BUGAREL;NULL;NULL;VILLE;645;lourde;ENSEIGNEMENT</text:p>
          </table:table-cell>
          <table:table-cell table:number-columns-repeated="2"/>
        </table:table-row>
        <table:table-row table:style-name="ro1">
          <table:table-cell office:value-type="string">
            <text:p>962;ECOLE ELEMENTAIRE PAUL LANGEVIN;SCOE;SCOLAIRE ELEMENTAIRE;IV;4ème catégorie (effectif &lt;= 300);R;Etab. d'enseignement sans hébergement;6;5;RUE DE CLEMENTVILLE;NULL;NULL;VILLE;795;lourde;ENSEIGNEMENT</text:p>
          </table:table-cell>
          <table:table-cell table:number-columns-repeated="2"/>
        </table:table-row>
        <table:table-row table:style-name="ro1">
          <table:table-cell office:value-type="string">
            <text:p>39350;COLLEGE FONT CARRADE;SCO;SCOLAIRE;III;3ème catégorie (300 &lt; effectif &lt;= 700);R;Etab. d'enseignement sans hébergement;6;653;RUE DE FONT CARRADE;NULL;NULL;NULL;1044;lourde;ENSEIGNEMENT</text:p>
          </table:table-cell>
          <table:table-cell table:number-columns-repeated="2"/>
        </table:table-row>
        <table:table-row table:style-name="ro1">
          <table:table-cell office:value-type="string">
            <text:p>1388;PALAIS DES SPORTS PIERRE DE COUBERTIN;EQUSP;EQUIPEMENT SPORTIFS;I;1ère catégorie (effectif &gt; 1500);X;Etablissements sportifs couverts;6;25;RUE DE GENES;NULL;NULL;VILLE;1135;lourde;SPORTS</text:p>
          </table:table-cell>
          <table:table-cell table:number-columns-repeated="2"/>
        </table:table-row>
        <table:table-row table:style-name="ro1">
          <table:table-cell office:value-type="string">
            <text:p>1696;MAISON POUR TOUS BORIS VIAN;MPT;MAISON POUR TOUS;IV;4ème catégorie (effectif &lt;= 3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14;RUE DE L'AMETHYSTE;NULL;NULL;VILLE;470;lourde;ASSOCIATIF</text:p>
          </table:table-cell>
        </table:table-row>
        <table:table-row table:style-name="ro1">
          <table:table-cell office:value-type="string">
            <text:p>1597;GYMNASE ALAIN COLAS;EQUSP;EQUIPEMENT SPORTIFS;IV;4ème catégorie (effectif &lt;= 300);X;Etablissements sportifs couverts;6;227;RUE DE L'ARNEL;NULL;NULL;VILLE;505;lourde;SPORTS</text:p>
          </table:table-cell>
          <table:table-cell table:number-columns-repeated="2"/>
        </table:table-row>
        <table:table-row table:style-name="ro1">
          <table:table-cell office:value-type="string">
            <text:p>39427;COLLEGE CROIX D'ARGENT;SCO;SCOLAIRE;II;2ème catégorie (700 &lt; effectif &lt;= 1500);R;Etab. d'enseignement sans hébergement;5;361;RUE DE L'ARNEL;NULL;NULL;NULL;505;simple;ENSEIGNEMENT</text:p>
          </table:table-cell>
          <table:table-cell table:number-columns-repeated="2"/>
        </table:table-row>
        <table:table-row table:style-name="ro1">
          <table:table-cell office:value-type="string">
            <text:p>1270;ECOLE ELEMENTAIRE DIDEROT BATIMENT 1;SCOE;SCOLAIRE ELEMENTAIRE;IV;4ème catégorie (effectif &lt;= 3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16;RUE DE LA BANDIDO;NULL;NULL;VILLE;541;lourde;ENSEIGNEMENT</text:p>
          </table:table-cell>
        </table:table-row>
        <table:table-row table:style-name="ro1">
          <table:table-cell office:value-type="string">
            <text:p>1273;ECOLE MATERNELLE JEAN COCTEAU;SCOM;SCOLAIRE MATERNELLE;IV;4ème catégorie (effectif &lt;= 300);R;Etab. d'enseignement sans hébergement;6;16;RUE DE LA BANDIDO;NULL;NULL;VILLE;541;lourde;ENSEIGNEMENT</text:p>
          </table:table-cell>
          <table:table-cell table:number-columns-repeated="2"/>
        </table:table-row>
        <table:table-row table:style-name="ro1">
          <table:table-cell office:value-type="string">
            <text:p>42558;CLUB AGE D' OR CCAS LA CAVALERIE;CCAS AO;CCAS CLUBS AGE D OR;V;5ème catégorie;J;Struct. accueil pers. âgées</text:p>
          </table:table-cell>
          <table:table-cell office:value-type="string">
            <text:p><text:s/>handicapées;5;28;RUE DE LA CAVALERIE;NULL;NULL;NULL;715;simple;NULL</text:p>
          </table:table-cell>
          <table:table-cell/>
        </table:table-row>
        <table:table-row table:style-name="ro1">
          <table:table-cell office:value-type="string">
            <text:p>1068;ECOLE ELEMENTAIRE EUGENE POTTIER;SCOE;SCOLAIRE ELEMENTAIRE;IV;4ème catégorie (effectif &lt;= 300);R;Etab. d'enseignement sans hébergement;6;120;RUE DE LA JALADE;NULL;NULL;VILLE;1261;lourde;ENSEIGNEMENT</text:p>
          </table:table-cell>
          <table:table-cell table:number-columns-repeated="2"/>
        </table:table-row>
        <table:table-row table:style-name="ro1">
          <table:table-cell office:value-type="string">
            <text:p>1071;ECOLE ELEMENTAIRE JEAN SIBELIUS;SCOE;SCOLAIRE ELEMENTAIRE;IV;4ème catégorie (effectif &lt;= 300);R;Etab. d'enseignement sans hébergement;6;120;RUE DE LA JALADE;NULL;NULL;VILLE;1261;lourde;ENSEIGNEMENT</text:p>
          </table:table-cell>
          <table:table-cell table:number-columns-repeated="2"/>
        </table:table-row>
        <table:table-row table:style-name="ro1">
          <table:table-cell office:value-type="string">
            <text:p>1074;ECOLE MATERNELLE CHARLIE CHAPLIN;SCOM;SCOLAIRE MATERNELLE;IV;4ème catégorie (effectif &lt;= 300);R;Etab. d'enseignement sans hébergement;5;120;RUE DE LA JALADE;NULL;NULL;VILLE;1261;simple;ENSEIGNEMENT</text:p>
          </table:table-cell>
          <table:table-cell table:number-columns-repeated="2"/>
        </table:table-row>
        <table:table-row table:style-name="ro1">
          <table:table-cell office:value-type="string">
            <text:p>1010;ECOLE MATERNELLE FLORIAN;SCOM;SCOLAIRE MATERNELLE;IV;4ème catégorie (effectif &lt;= 300);R;Etab. d'enseignement sans hébergement;6;49;RUE DE LA MEDITERRANEE;NULL;NULL;VILLE;1515;lourde;ENSEIGNEMENT</text:p>
          </table:table-cell>
          <table:table-cell table:number-columns-repeated="2"/>
        </table:table-row>
        <table:table-row table:style-name="ro1">
          <table:table-cell office:value-type="string">
            <text:p>1077;ECOLE ELEMENTAIRE JULES SIMON;SCOE;SCOLAIRE ELEMENTAIRE;IV;4ème catégorie (effectif &lt;= 300);R;Etab. d'enseignement sans hébergement;6;45;RUE DE LA MEDITERRANEE;NULL;NULL;VILLE;1515;lourde;ENSEIGNEMENT</text:p>
          </table:table-cell>
          <table:table-cell table:number-columns-repeated="2"/>
        </table:table-row>
        <table:table-row table:style-name="ro1">
          <table:table-cell office:value-type="string">
            <text:p>1399;EGLISE SAINTE EULALIE;CULT;LOCAUX CULTUELS;V;5ème catégorie;V;Etablissements de culte;5;12;RUE DE LA MERCI;NULL;NULL;VILLE;1520;simple;TOUT PUBLIC</text:p>
          </table:table-cell>
          <table:table-cell table:number-columns-repeated="2"/>
        </table:table-row>
        <table:table-row table:style-name="ro1">
          <table:table-cell office:value-type="string">
            <text:p>1103;ECOLE ELEMENTAIRE LAMARTINE;SCOE;SCOLAIRE ELEMENTAIRE;V;5ème catégorie;R;Etab. d'enseignement sans hébergement;6;30;RUE DE LA VALFERE;NULL;NULL;VILLE;2098;lourde;ENSEIGNEMENT</text:p>
          </table:table-cell>
          <table:table-cell table:number-columns-repeated="2"/>
        </table:table-row>
        <table:table-row table:style-name="ro1">
          <table:table-cell office:value-type="string">
            <text:p>1707;ENSEMBLE MAISON POUR TOUS MELINA MERCOURI;DIVERS;MULTI - AFFECTATION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842;RUE DE LA VIELLE POSTE;NULL;NULL;VILLE;2129;lourde;TOUT PUBLIC</text:p>
          </table:table-cell>
        </table:table-row>
        <table:table-row table:style-name="ro1">
          <table:table-cell office:value-type="string">
            <text:p>790;GYMNASE MICHELINE OSTERMEYER;EQUSP;EQUIPEMENT SPORTIFS;IV;4ème catégorie (effectif &lt;= 300);X;Etablissements sportifs couverts;6;1473;RUE DE LAS SORBES;NULL;NULL;VILLE;1355;lourde;SPORTS</text:p>
          </table:table-cell>
          <table:table-cell table:number-columns-repeated="2"/>
        </table:table-row>
        <table:table-row table:style-name="ro1">
          <table:table-cell office:value-type="string">
            <text:p>919;ECOLE ELEMENTAIRE ANDRE BOULLOCHE;SCOE;SCOLAIRE ELEMENTAIRE;III;3ème catégorie (300 &lt; effectif &lt;= 700);R;Etab. d'enseignement sans hébergement;6;123;RUE DE LAUSANNE;NULL;NULL;VILLE;1359;lourde;ENSEIGNEMENT</text:p>
          </table:table-cell>
          <table:table-cell table:number-columns-repeated="2"/>
        </table:table-row>
        <table:table-row table:style-name="ro1">
          <table:table-cell office:value-type="string">
            <text:p>1230;ECOLE ELEMENTAIRE ROOSEVELT;SCOE;SCOLAIRE ELEMENTAIRE;IV;4ème catégorie (effectif &lt;= 300);R;Etab. d'enseignement sans hébergement;6;25;RUE DE LAUSANNE;NULL;NULL;VILLE;1359;lourde;ENSEIGNEMENT</text:p>
          </table:table-cell>
          <table:table-cell table:number-columns-repeated="2"/>
        </table:table-row>
        <table:table-row table:style-name="ro1">
          <table:table-cell office:value-type="string">
            <text:p>1030;ECOLE ELEMENTAIRE HEIDELBERG;SCOE;SCOLAIRE ELEMENTAIRE;IV;4ème catégorie (effectif &lt;= 300);R;Etab. d'enseignement sans hébergement;6;310;RUE DE LIEGE;NULL;NULL;VILLE;1382;lourde;ENSEIGNEMENT</text:p>
          </table:table-cell>
          <table:table-cell table:number-columns-repeated="2"/>
        </table:table-row>
        <table:table-row table:style-name="ro1">
          <table:table-cell office:value-type="string">
            <text:p>41157;IMMEUBLE LE CAPOULIE 6 RUE MAGUELONE (COPROPRIETE);DIVERS;MULTI - AFFECTATION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6;6;RUE DE MAGUELONE;NULL;NULL;NULL;1426;lourde;TOUT PUBLIC</text:p>
          </table:table-cell>
        </table:table-row>
        <table:table-row table:style-name="ro1">
          <table:table-cell office:value-type="string">
            <text:p>40658;COLLEGE MALBOSC ALCO;SCO;SCOLAIRE;II;2ème catégorie (700 &lt; effectif &lt;= 1500);R;Etab. d'enseignement sans hébergement;6;200;RUE DE MALBOSC;NULL;NULL;NULL;1431;lourde;ENSEIGNEMENT</text:p>
          </table:table-cell>
          <table:table-cell table:number-columns-repeated="2"/>
        </table:table-row>
        <table:table-row table:style-name="ro1">
          <table:table-cell office:value-type="string">
            <text:p>42554;CLUB AGE D' OR LEMASSON;CCAS AO;CCAS CLUBS AGE D OR;V;5ème catégorie;J;Struct. accueil pers. âgées</text:p>
          </table:table-cell>
          <table:table-cell office:value-type="string">
            <text:p><text:s/>handicapées;5;3;RUE DE RIPOLL;NULL;NULL;NULL;1882;simple;NULL</text:p>
          </table:table-cell>
          <table:table-cell/>
        </table:table-row>
        <table:table-row table:style-name="ro1">
          <table:table-cell office:value-type="string">
            <text:p>1098;ECOLE MATERNELLE PAUL ELUARD;SCOM;SCOLAIRE MATERNELLE;IV;4ème catégorie (effectif &lt;= 300);R;Etab. d'enseignement sans hébergement;6;289;RUE DE SAINT HILAIRE;NULL;NULL;VILLE;1941;lourde;ENSEIGNEMENT</text:p>
          </table:table-cell>
          <table:table-cell table:number-columns-repeated="2"/>
        </table:table-row>
        <table:table-row table:style-name="ro1">
          <table:table-cell office:value-type="string">
            <text:p>1100;ECOLE ELEMENTAIRE JEAN MACE;SCOE;SCOLAIRE ELEMENTAIRE;IV;4ème catégorie (effectif &lt;= 300);R;Etab. d'enseignement sans hébergement;6;289;RUE DE SAINT HILAIRE;NULL;NULL;VILLE;1941;lourde;ENSEIGNEMENT</text:p>
          </table:table-cell>
          <table:table-cell table:number-columns-repeated="2"/>
        </table:table-row>
        <table:table-row table:style-name="ro1">
          <table:table-cell office:value-type="string">
            <text:p>1102;RESTAURANT SCOLAIRE GS LA RAUZE;SCO;SCOLAIRE;IV;4ème catégorie (effectif &lt;= 300);R;Etab. d'enseignement sans hébergement;6;289;RUE DE SAINT HILAIRE;NULL;NULL;VILLE;1941;lourde;ENSEIGNEMENT</text:p>
          </table:table-cell>
          <table:table-cell table:number-columns-repeated="2"/>
        </table:table-row>
        <table:table-row table:style-name="ro1">
          <table:table-cell office:value-type="string">
            <text:p>1508;DOMAINE DE LA POMPIGNANE / RR 33;DOM;DOMAINE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738;RUE DE SALAISON;NULL;NULL;VILLE DE MONTPELLIER;1978;lourde;TOUT PUBLIC</text:p>
          </table:table-cell>
        </table:table-row>
        <table:table-row table:style-name="ro1">
          <table:table-cell office:value-type="string">
            <text:p>40762;EHPAD - HOTEL ET RESIDENCE PIERRE LAROQUE (HEBERGEMENT PERSONNES AGEES);CCAS A;CCAS AUTRES LOCAUX;IV;4ème catégorie (effectif &lt;= 300);J;Struct. accueil pers. âgées</text:p>
          </table:table-cell>
          <table:table-cell office:value-type="string">
            <text:p><text:s/>handicapées;6;830;RUE DE SALAISON;NULL;NULL;NULL;1978;lourde;NULL</text:p>
          </table:table-cell>
          <table:table-cell/>
        </table:table-row>
        <table:table-row table:style-name="ro1">
          <table:table-cell office:value-type="string">
            <text:p>908;ECOLE MATERNELLE PABLO NERUDA;SCOM;SCOLAIRE MATERNELLE;IV;4ème catégorie (effectif &lt;= 300);R;Etab. d'enseignement sans hébergement;6;53;RUE DE SALAMANQUE;NULL;NULL;VILLE;1979;lourde;ENSEIGNEMENT</text:p>
          </table:table-cell>
          <table:table-cell table:number-columns-repeated="2"/>
        </table:table-row>
        <table:table-row table:style-name="ro1">
          <table:table-cell office:value-type="string">
            <text:p>1326;GYMNASE LES ARTS;EQUSP;EQUIPEMENT SPORTIFS;III;3ème catégorie (300 &lt; effectif &lt;= 700);X;Etablissements sportifs couverts;6;33;RUE DE SUBSTANTION;NULL;NULL;VILLE;2025;lourde;SPORTS</text:p>
          </table:table-cell>
          <table:table-cell table:number-columns-repeated="2"/>
        </table:table-row>
        <table:table-row table:style-name="ro1">
          <table:table-cell office:value-type="string">
            <text:p>41537;ROCKSTORE;CULTURE;EQUIPEMENT CULTUREL;II;2ème catégorie (700 &lt; effectif &lt;= 1500);P;Salles de danse et salles de jeux;6;20;RUE DE VERDUN;NULL;NULL;VILLE;2110;lourde;TOUT PUBLIC</text:p>
          </table:table-cell>
          <table:table-cell table:number-columns-repeated="2"/>
        </table:table-row>
        <table:table-row table:style-name="ro1">
          <table:table-cell office:value-type="string">
            <text:p>1494;ECOLE ELEMENTAIRE JOSEPH DELTEIL;SCOE;SCOLAIRE ELEMENTAIRE;III;3ème catégorie (300 &lt; effectif &lt;= 700);R;Etab. d'enseignement sans hébergement;5;9999;RUE DES ARAUCARIAS;NULL;NULL;VILLE;493;simple;ENSEIGNEMENT</text:p>
          </table:table-cell>
          <table:table-cell table:number-columns-repeated="2"/>
        </table:table-row>
        <table:table-row table:style-name="ro1">
          <table:table-cell office:value-type="string">
            <text:p>2121;ENSEMBLE MAISON POUR TOUS FRANCOIS VILLON;DIVERS;MULTI - AFFECTATION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55;RUE DES ARAUCARIAS;NULL;NULL;VILLE;493;simple;TOUT PUBLIC</text:p>
          </table:table-cell>
        </table:table-row>
        <table:table-row table:style-name="ro1">
          <table:table-cell office:value-type="string">
            <text:p>1688;MAISON POUR TOUS FANFONNE GUILLERME;MPT;MAISON POUR TOUS;V;5ème catégorie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33;RUE DES AVANT-MONTS;NULL;NULL;VILLE;526;simple;ASSOCIATIF</text:p>
          </table:table-cell>
        </table:table-row>
        <table:table-row table:style-name="ro1">
          <table:table-cell office:value-type="string">
            <text:p>41715;FOYER BUISSONADE EX CAMPERIOLS;CCAS A;CCAS AUTRES LOCAUX;V;5ème catégorie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16;RUE DES AVELANIERS;NULL;NULL;NULL;527;lourde;NULL</text:p>
          </table:table-cell>
        </table:table-row>
        <table:table-row table:style-name="ro1">
          <table:table-cell office:value-type="string">
            <text:p>966;ECOLE MATERNELLE GOETHE;SCOM;SCOLAIRE MATERNELLE;IV;4ème catégorie (effectif &lt;= 300);R;Etab. d'enseignement sans hébergement;6;3;RUE DES CORONILLES;NULL;NULL;VILLE;838;lourde;ENSEIGNEMENT</text:p>
          </table:table-cell>
          <table:table-cell table:number-columns-repeated="2"/>
        </table:table-row>
        <table:table-row table:style-name="ro1">
          <table:table-cell office:value-type="string">
            <text:p>1248;ECOLE MATERNELLE PAPE CARPENTIER;SCOM;SCOLAIRE MATERNELLE;IV;4ème catégorie (effectif &lt;= 300);R;Etab. d'enseignement sans hébergement;6;12;RUE DES ECOLES;NULL;NULL;VILLE;936;lourde;ENSEIGNEMENT</text:p>
          </table:table-cell>
          <table:table-cell table:number-columns-repeated="2"/>
        </table:table-row>
        <table:table-row table:style-name="ro1">
          <table:table-cell office:value-type="string">
            <text:p>42561;CLUB AGE D' OR CCAS DOCTEUR BONNET;CCAS AO;CCAS CLUBS AGE D OR;V;5ème catégorie;J;Struct. accueil pers. âgées</text:p>
          </table:table-cell>
          <table:table-cell office:value-type="string">
            <text:p><text:s/>handicapées;6;34;RUE DES ETUVES;NULL;NULL;NULL;995;lourde;NULL</text:p>
          </table:table-cell>
          <table:table-cell/>
        </table:table-row>
        <table:table-row table:style-name="ro1">
          <table:table-cell office:value-type="string">
            <text:p>38923;COLLEGE GERARD PHILIPPES;SCO;SCOLAIRE;III;3ème catégorie (300 &lt; effectif &lt;= 700);R;Etab. d'enseignement sans hébergement;6;2;RUE DES MARRONNIERS;NULL;NULL;NULL;1463;lourde;ENSEIGNEMENT</text:p>
          </table:table-cell>
          <table:table-cell table:number-columns-repeated="2"/>
        </table:table-row>
        <table:table-row table:style-name="ro1">
          <table:table-cell office:value-type="string">
            <text:p>1703;MAISON POUR TOUS EMMA CALVE;MPT;MAISON POUR TOUS;V;5ème catégorie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4;RUE DES POIRIERS;NULL;NULL;VILLE;1772;simple;ASSOCIATIF</text:p>
          </table:table-cell>
        </table:table-row>
        <table:table-row table:style-name="ro1">
          <table:table-cell office:value-type="string">
            <text:p>943;ECOLE ELEMENTAIRE DOCTEUR CALMETTE;SCOE;SCOLAIRE ELEMENTAIRE;IV;4ème catégorie (effectif &lt;= 300);R;Etab. d'enseignement sans hébergement;5;147;RUE DES QUATRE SEIGNEURS;NULL;NULL;VILLE;1833;simple;ENSEIGNEMENT</text:p>
          </table:table-cell>
          <table:table-cell table:number-columns-repeated="2"/>
        </table:table-row>
        <table:table-row table:style-name="ro1">
          <table:table-cell office:value-type="string">
            <text:p>948;ECOLE MATERNELLE AGRIPPA D'AUBIGNE;SCOM;SCOLAIRE MATERNELLE;IV;4ème catégorie (effectif &lt;= 300);R;Etab. d'enseignement sans hébergement;5;147;RUE DES QUATRE SEIGNEURS;NULL;NULL;VILLE;1833;simple;ENSEIGNEMENT</text:p>
          </table:table-cell>
          <table:table-cell table:number-columns-repeated="2"/>
        </table:table-row>
        <table:table-row table:style-name="ro1">
          <table:table-cell office:value-type="string">
            <text:p>1393;ENSEMBLE MAISON POUR TOUS ESCOUTAIRE;MPT;MAISON POUR TOUS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67;RUE DES RAZETEURS;NULL;NULL;VILLE;1854;simple;ASSOCIATIF</text:p>
          </table:table-cell>
        </table:table-row>
        <table:table-row table:style-name="ro1">
          <table:table-cell office:value-type="string">
            <text:p>1506;GYMNASE GEORGES BUSNEL;EQUSP;EQUIPEMENT SPORTIFS;III;3ème catégorie (300 &lt; effectif &lt;= 700);X;Etablissements sportifs couverts;6;67;RUE DES RAZETEURS;NULL;NULL;VILLE;1854;lourde;SPORTS</text:p>
          </table:table-cell>
          <table:table-cell table:number-columns-repeated="2"/>
        </table:table-row>
        <table:table-row table:style-name="ro1">
          <table:table-cell office:value-type="string">
            <text:p>1022;ECOLE ELEMENTAIRE GAMBETTA;SCOE;SCOLAIRE ELEMENTAIRE;V;5ème catégorie;R;Etab. d'enseignement sans hébergement;6;20;RUE DES SOLDATS;NULL;NULL;VILLE;2014;lourde;ENSEIGNEMENT</text:p>
          </table:table-cell>
          <table:table-cell table:number-columns-repeated="2"/>
        </table:table-row>
        <table:table-row table:style-name="ro1">
          <table:table-cell office:value-type="string">
            <text:p>1689;MAISON POUR TOUS JACQUES PREVERT;MPT;MAISON POUR TOUS;V;5ème catégorie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13;RUE DES SUREAUX;NULL;NULL;VILLE;2028;lourde;ASSOCIATIF</text:p>
          </table:table-cell>
        </table:table-row>
        <table:table-row table:style-name="ro1">
          <table:table-cell office:value-type="string">
            <text:p>866;ECOLE MATERNELLE CAMOENS;SCOM;SCOLAIRE MATERNELLE;IV;4ème catégorie (effectif &lt;= 300);R;Etab. d'enseignement sans hébergement;6;2;RUE DES TOURTERELLES;NULL;NULL;VILLE;2068;lourde;ENSEIGNEMENT</text:p>
          </table:table-cell>
          <table:table-cell table:number-columns-repeated="2"/>
        </table:table-row>
        <table:table-row table:style-name="ro1">
          <table:table-cell office:value-type="string">
            <text:p>871;ECOLE ELEMENTAIRE FREUD;SCOE;SCOLAIRE ELEMENTAIRE;IV;4ème catégorie (effectif &lt;= 300);R;Etab. d'enseignement sans hébergement;6;2;RUE DES TOURTERELLES;NULL;NULL;VILLE;2068;lourde;ENSEIGNEMENT</text:p>
          </table:table-cell>
          <table:table-cell table:number-columns-repeated="2"/>
        </table:table-row>
        <table:table-row table:style-name="ro1">
          <table:table-cell office:value-type="string">
            <text:p>993;ECOLE ELEMENTAIRE CONDORCET;SCOE;SCOLAIRE ELEMENTAIRE;IV;4ème catégorie (effectif &lt;= 300);R;Etab. d'enseignement sans hébergement;6;13;RUE DU FAUBOURG BOUTONNET;NULL;NULL;VILLE;1007;lourde;ENSEIGNEMENT</text:p>
          </table:table-cell>
          <table:table-cell table:number-columns-repeated="2"/>
        </table:table-row>
        <table:table-row table:style-name="ro1">
          <table:table-cell office:value-type="string">
            <text:p>42547;MAISON GABRIELA MISTRAL;CULT;LOCAUX CULTUELS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5;535;RUE DU PILORY;NULL;NULL;NULL;1745;simple;TOUT PUBLIC</text:p>
          </table:table-cell>
        </table:table-row>
        <table:table-row table:style-name="ro1">
          <table:table-cell office:value-type="string">
            <text:p>42549;GYMNASE ARTHUR RIMBAUD;EQUSP;EQUIPEMENT SPORTIFS;III;3ème catégorie (300 &lt; effectif &lt;= 700);X;Etablissements sportifs couverts;5;672;RUE DU PILORY;NULL;NULL;NULL;1745;simple;SPORTS</text:p>
          </table:table-cell>
          <table:table-cell table:number-columns-repeated="2"/>
        </table:table-row>
        <table:table-row table:style-name="ro1">
          <table:table-cell office:value-type="string">
            <text:p>38931;LYCEE LEONARD DE VINCI;SCO;SCOLAIRE;III;3ème catégorie (300 &lt; effectif &lt;= 700);R;Etab. d'enseignement sans hébergement;8;340;RUE DU PROFESSEUR BLAYAC;NULL;NULL;NULL;1808;conforme;ENSEIGNEMENT</text:p>
          </table:table-cell>
          <table:table-cell table:number-columns-repeated="2"/>
        </table:table-row>
        <table:table-row table:style-name="ro1">
          <table:table-cell office:value-type="string">
            <text:p>39237;LYCEE JEAN MONNET;SCO;SCOLAIRE;II;2ème catégorie (700 &lt; effectif &lt;= 1500);R;Etab. d'enseignement sans hébergement;7;101;RUE DU PROFESSEUR BLAYAC;NULL;NULL;NULL;1808;complexe;ENSEIGNEMENT</text:p>
          </table:table-cell>
          <table:table-cell table:number-columns-repeated="2"/>
        </table:table-row>
        <table:table-row table:style-name="ro1">
          <table:table-cell office:value-type="string">
            <text:p>1105;ECOLE MATERNELLE PASTEUR;SCOM;SCOLAIRE MATERNELLE;IV;4ème catégorie (effectif &lt;= 300);R;Etab. d'enseignement sans hébergement;6;15;RUE DU SAINT SEPULCRE;NULL;NULL;VILLE;1965;lourde;ENSEIGNEMENT</text:p>
          </table:table-cell>
          <table:table-cell table:number-columns-repeated="2"/>
        </table:table-row>
        <table:table-row table:style-name="ro1">
          <table:table-cell office:value-type="string">
            <text:p>41833;ECOLES ELEMENTAIRE EMILE COMBES / MATERNELLE VICTOR DURUY;SCO;SCOLAIRE;IV;4ème catégorie (effectif &lt;= 300);R;Etab. d'enseignement sans hébergement;6;20;RUE EDMOND LAUTARD;NULL;NULL;VILLE;2651;lourde;ENSEIGNEMENT</text:p>
          </table:table-cell>
          <table:table-cell table:number-columns-repeated="2"/>
        </table:table-row>
        <table:table-row table:style-name="ro1">
          <table:table-cell office:value-type="string">
            <text:p>42548;PETIT ALCO;ADM;LOCAUX ADMINISTRATIFS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5;2;RUE EDMOND LAUTARD;NULL;NULL;NULL;2651;simple;ADMINISTRATION</text:p>
          </table:table-cell>
        </table:table-row>
        <table:table-row table:style-name="ro1">
          <table:table-cell office:value-type="string">
            <text:p>1572;GYMNASE MIREILLE BESSIERE;EQUSP;EQUIPEMENT SPORTIFS;IV;4ème catégorie (effectif &lt;= 300);X;Etablissements sportifs couverts;6;175;RUE EDOUARD VILLALONGA;NULL;NULL;VILLE;2938;lourde;SPORTS</text:p>
          </table:table-cell>
          <table:table-cell table:number-columns-repeated="2"/>
        </table:table-row>
        <table:table-row table:style-name="ro1">
          <table:table-cell office:value-type="string">
            <text:p>1349;HOTEL BASCHY DU CAYLA;DIVERS;MULTI - AFFECTATION;V;5ème catégorie;R;Etab. d'enseignement sans hébergement;7;1;EMBOUQUE D'OR;NULL;NULL;VILLE;954;complexe;TOUT PUBLIC</text:p>
          </table:table-cell>
          <table:table-cell table:number-columns-repeated="2"/>
        </table:table-row>
        <table:table-row table:style-name="ro1">
          <table:table-cell office:value-type="string">
            <text:p>1497;CRECHE PETIT PRINCE DE BOUTONNET - RUE EMILE LITTRE;CRECHE;CRECHE;IV;4ème catégorie (effectif &lt;= 300);R;Etab. d'enseignement sans hébergement;6;20;RUE EMILE LITTRE;NULL;NULL;VILLE;2773;lourde;PETITE ENFANCE</text:p>
          </table:table-cell>
          <table:table-cell table:number-columns-repeated="2"/>
        </table:table-row>
        <table:table-row table:style-name="ro1">
          <table:table-cell office:value-type="string">
            <text:p>905;ECOLE ELEMENTAIRE AUGUSTE COMTE;SCOE;SCOLAIRE ELEMENTAIRE;V;5ème catégorie;R;Etab. d'enseignement sans hébergement;7;2;RUE EMILE ZOLA;NULL;NULL;VILLE;962;complexe;ENSEIGNEMENT</text:p>
          </table:table-cell>
          <table:table-cell table:number-columns-repeated="2"/>
        </table:table-row>
        <table:table-row table:style-name="ro1">
          <table:table-cell office:value-type="string">
            <text:p>996;ECOLE MATERNELLE DOCTEUR ROUX;SCOM;SCOLAIRE MATERNELLE;IV;4ème catégorie (effectif &lt;= 300);R;Etab. d'enseignement sans hébergement;6;96;RUE FAUBOURG FIGUEROLLES;NULL;NULL;VILLE;1012;lourde;ENSEIGNEMENT</text:p>
          </table:table-cell>
          <table:table-cell table:number-columns-repeated="2"/>
        </table:table-row>
        <table:table-row table:style-name="ro1">
          <table:table-cell office:value-type="string">
            <text:p>41255;ENSEMBLE IMMOBILIER CRECHE/MAISON DES SENIORS RUE F.FABRE;DIVERS;MULTI - AFFECTATION;V;5ème catégorie;R;Etab. d'enseignement sans hébergement;6;16;RUE FERDINAND FABRE;NULL;NULL;VILLE;1023;lourde;TOUT PUBLIC</text:p>
          </table:table-cell>
          <table:table-cell table:number-columns-repeated="2"/>
        </table:table-row>
        <table:table-row table:style-name="ro1">
          <table:table-cell office:value-type="string">
            <text:p>41148;PARKING ARC DE TRIOMPHE;PARKPUB;PARKING PUBLIC;IV;4ème catégorie (effectif &lt;= 300);PS;Parc de stationnement;6;3;RUE FOCH;NULL;NULL;VILLE;1043;lourde;STATIONNEMENT</text:p>
          </table:table-cell>
          <table:table-cell table:number-columns-repeated="2"/>
        </table:table-row>
        <table:table-row table:style-name="ro1">
          <table:table-cell office:value-type="string">
            <text:p>1705;EX ENSEMBLE MPT FRANCOIS DE MALHERBE;DIVERS;MULTI - AFFECTATION;V;5ème catégorie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2;RUE FRANCOIS MALHERBE;NULL;NULL;ACM;1078;lourde;TOUT PUBLIC</text:p>
          </table:table-cell>
        </table:table-row>
        <table:table-row table:style-name="ro1">
          <table:table-cell office:value-type="string">
            <text:p>41409;MAISON POUR TOUS ROSA LEE PARKS;MPT;MAISON POUR TOUS;II;2ème catégorie (700 &lt; effectif &lt;= 15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8;10;RUE FRANCOIS HENRY D'HARCOURT;NULL;NULL;VILLE;3265;conforme;ASSOCIATIF</text:p>
          </table:table-cell>
        </table:table-row>
        <table:table-row table:style-name="ro1">
          <table:table-cell office:value-type="string">
            <text:p>42560;CLUB AGE D' OR CCAS LAURE MOULIN;CCAS AO;CCAS CLUBS AGE D OR;V;5ème catégorie;J;Struct. accueil pers. âgées</text:p>
          </table:table-cell>
          <table:table-cell office:value-type="string">
            <text:p><text:s/>handicapées;6;45;RUE FREDERIC BAZILLE;NULL;NULL;NULL;1087;lourde;NULL</text:p>
          </table:table-cell>
          <table:table-cell/>
        </table:table-row>
        <table:table-row table:style-name="ro1">
          <table:table-cell office:value-type="string">
            <text:p>884;ECOLE MATERNELLE ANATOLE FRANCE;SCOM;SCOLAIRE MATERNELLE;V;5ème catégorie;R;Etab. d'enseignement sans hébergement;6;10;RUE GENERAL LAFON;NULL;NULL;VILLE;1127;lourde;ENSEIGNEMENT</text:p>
          </table:table-cell>
          <table:table-cell table:number-columns-repeated="2"/>
        </table:table-row>
        <table:table-row table:style-name="ro1">
          <table:table-cell office:value-type="string">
            <text:p>1013;ECOLE MATERNELLE FRANCIS GARNIER;SCOM;SCOLAIRE MATERNELLE;V;5ème catégorie;R;Etab. d'enseignement sans hébergement;6;2;RUE GENERAL RENE;NULL;NULL;VILLE;1132;lourde;ENSEIGNEMENT</text:p>
          </table:table-cell>
          <table:table-cell table:number-columns-repeated="2"/>
        </table:table-row>
        <table:table-row table:style-name="ro1">
          <table:table-cell office:value-type="string">
            <text:p>839;CRECHE EDELWEISS - RUE GENERAL RIU;CRECHE;CRECHE;IV;4ème catégorie (effectif &lt;= 300);R;Etab. d'enseignement sans hébergement;6;21;RUE GENERAL RIU;NULL;NULL;VILLE;1133;lourde;PETITE ENFANCE</text:p>
          </table:table-cell>
          <table:table-cell table:number-columns-repeated="2"/>
        </table:table-row>
        <table:table-row table:style-name="ro1">
          <table:table-cell office:value-type="string">
            <text:p>1261;ECOLE ELEMENTAIRE PAUL BERT;SCOE;SCOLAIRE ELEMENTAIRE;V;5ème catégorie;R;Etab. d'enseignement sans hébergement;6;19;RUE GENERAL RIU;NULL;NULL;VILLE;1133;lourde;ENSEIGNEMENT</text:p>
          </table:table-cell>
          <table:table-cell table:number-columns-repeated="2"/>
        </table:table-row>
        <table:table-row table:style-name="ro1">
          <table:table-cell office:value-type="string">
            <text:p>42556;CLUB AGE D' OR CCAS JACQUELINE MAILLAN;CCAS AO;CCAS CLUBS AGE D OR;V;5ème catégorie;J;Struct. accueil pers. âgées</text:p>
          </table:table-cell>
          <table:table-cell office:value-type="string">
            <text:p><text:s/>handicapées;5;193;RUE GEORGES BRASSENS;NULL;NULL;NULL;1140;simple;NULL</text:p>
          </table:table-cell>
          <table:table-cell/>
        </table:table-row>
        <table:table-row table:style-name="ro1">
          <table:table-cell office:value-type="string">
            <text:p>1690;ENSEMBLE MPT ANDRE CHAMSON;DIVERS;MULTI - AFFECTATION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105;RUE GUSTAVE EIFFEL;NULL;NULL;VILLE;2523;simple;TOUT PUBLIC</text:p>
          </table:table-cell>
        </table:table-row>
        <table:table-row table:style-name="ro1">
          <table:table-cell office:value-type="string">
            <text:p>1344;GYMNASE MARCEL CERDAN;EQUSP;EQUIPEMENT SPORTIFS;III;3ème catégorie (300 &lt; effectif &lt;= 700);X;Etablissements sportifs couverts;7;20;RUE HEBERT;NULL;NULL;VILLE;1206;complexe;SPORTS</text:p>
          </table:table-cell>
          <table:table-cell table:number-columns-repeated="2"/>
        </table:table-row>
        <table:table-row table:style-name="ro1">
          <table:table-cell office:value-type="string">
            <text:p>1311;ECOLE ELEMENTAIRE VOLTAIRE;SCOE;SCOLAIRE ELEMENTAIRE;IV;4ème catégorie (effectif &lt;= 300);R;Etab. d'enseignement sans hébergement;6;157;RUE HENRI SELLIER;NULL;NULL;VILLE;1213;lourde;ENSEIGNEMENT</text:p>
          </table:table-cell>
          <table:table-cell table:number-columns-repeated="2"/>
        </table:table-row>
        <table:table-row table:style-name="ro1">
          <table:table-cell office:value-type="string">
            <text:p>1709;ENSEMBLE MPT PAULINE LAFONT;DIVERS;MULTI - AFFECTATION;V;5ème catégorie;R;Etab. d'enseignement sans hébergement;5;635;RUE JACQUE BOUNIN;NULL;NULL;VILLE;1254;simple;TOUT PUBLIC</text:p>
          </table:table-cell>
          <table:table-cell table:number-columns-repeated="2"/>
        </table:table-row>
        <table:table-row table:style-name="ro1">
          <table:table-cell office:value-type="string">
            <text:p>1166;ECOLE MATERNELLE AVERROES;SCOM;SCOLAIRE MATERNELLE;IV;4ème catégorie (effectif &lt;= 300);R;Etab. d'enseignement sans hébergement;5;47;RUE JAUFRE RUDEL;NULL;NULL;VILLE;1271;simple;ENSEIGNEMENT</text:p>
          </table:table-cell>
          <table:table-cell table:number-columns-repeated="2"/>
        </table:table-row>
        <table:table-row table:style-name="ro1">
          <table:table-cell office:value-type="string">
            <text:p>1169;ECOLE ELEMENTAIRE GALILEE;SCOE;SCOLAIRE ELEMENTAIRE;IV;4ème catégorie (effectif &lt;= 300);R;Etab. d'enseignement sans hébergement;6;45;RUE JAUFRE RUDEL;NULL;NULL;VILLE;1271;lourde;ENSEIGNEMENT</text:p>
          </table:table-cell>
          <table:table-cell table:number-columns-repeated="2"/>
        </table:table-row>
        <table:table-row table:style-name="ro1">
          <table:table-cell office:value-type="string">
            <text:p>835;CRECHE ANTIGONE - RUE JEANNE D'ARC;CRECHE;CRECHE;IV;4ème catégorie (effectif &lt;= 300);R;Etab. d'enseignement sans hébergement;5;10;RUE JEANNE D'ARC;NULL;NULL;VILLE;1295;simple;PETITE ENFANCE</text:p>
          </table:table-cell>
          <table:table-cell table:number-columns-repeated="2"/>
        </table:table-row>
        <table:table-row table:style-name="ro1">
          <table:table-cell office:value-type="string">
            <text:p>2000;CHAPELLE DE LA RESURRECTION CITEE GELY;CULTURE;EQUIPEMENT CULTUREL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170;RUE JOACHIM DU BELLAY;NULL;NULL;VILLE;1308;lourde;TOUT PUBLIC</text:p>
          </table:table-cell>
        </table:table-row>
        <table:table-row table:style-name="ro1">
          <table:table-cell office:value-type="string">
            <text:p>1324;GYMNASE JEAN RAMEL;EQUSP;EQUIPEMENT SPORTIFS;IV;4ème catégorie (effectif &lt;= 300);X;Etablissements sportifs couverts;6;10;RUE JOSE MARIA DE HEREDIA;NULL;NULL;VILLE;1315;lourde;SPORTS</text:p>
          </table:table-cell>
          <table:table-cell table:number-columns-repeated="2"/>
        </table:table-row>
        <table:table-row table:style-name="ro1">
          <table:table-cell office:value-type="string">
            <text:p>1471;ECOLES BLAISE PASCAL ET SARAH BERNHARDT;SCO;SCOLAIRE;III;3ème catégorie (300 &lt; effectif &lt;= 700);R;Etab. d'enseignement sans hébergement;6;100;RUE LOUIS LEPINE;NULL;NULL;VILLE;2316;lourde;ENSEIGNEMENT</text:p>
          </table:table-cell>
          <table:table-cell table:number-columns-repeated="2"/>
        </table:table-row>
        <table:table-row table:style-name="ro1">
          <table:table-cell office:value-type="string">
            <text:p>41877;FOYER CARRIERA;CCAS A;CCAS AUTRES LOCAUX;V;5ème catégorie;N;Restaurants et débits de boissons;7;50;RUE LOUIS PERGAUD;NULL;NULL;NULL;2471;complexe;NULL</text:p>
          </table:table-cell>
          <table:table-cell table:number-columns-repeated="2"/>
        </table:table-row>
        <table:table-row table:style-name="ro1">
          <table:table-cell office:value-type="string">
            <text:p>1784;CINEMA NESTOR BURMA;CULTURE;EQUIPEMENT CULTUREL;IV;4ème catégorie (effectif &lt;= 3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8;2;RUE MARCELLIN ALBERT;NULL;NULL;VILLE;1443;conforme;TOUT PUBLIC</text:p>
          </table:table-cell>
        </table:table-row>
        <table:table-row table:style-name="ro1">
          <table:table-cell office:value-type="string">
            <text:p>746;MAISON POUR TOUS FREDERIC CHOPIN;MPT;MAISON POUR TOUS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1;RUE DU MARCHE AU BESTIAUX;NULL;NULL;VILLE;1444;lourde;ASSOCIATIF</text:p>
          </table:table-cell>
        </table:table-row>
        <table:table-row table:style-name="ro1">
          <table:table-cell office:value-type="string">
            <text:p>41684;COLLEGE ARTHUR RIMBAUD;SCO;SCOLAIRE;II;2ème catégorie (700 &lt; effectif &lt;= 1500);R;Etab. d'enseignement sans hébergement;6;120;RUE MARIUS PETIPA;NULL;NULL;NULL;1454;lourde;ENSEIGNEMENT</text:p>
          </table:table-cell>
          <table:table-cell table:number-columns-repeated="2"/>
        </table:table-row>
        <table:table-row table:style-name="ro1">
          <table:table-cell office:value-type="string">
            <text:p>1699;MAISON POUR TOUS JOSEPH RICOME;MPT;MAISON POUR TOUS;IV;4ème catégorie (effectif &lt;= 3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6;7;RUE PAGES;NULL;NULL;VILLE;1634;lourde;ASSOCIATIF</text:p>
          </table:table-cell>
        </table:table-row>
        <table:table-row table:style-name="ro1">
          <table:table-cell office:value-type="string">
            <text:p>1267;ECOLES MATERNELLE GENEVIEVE BON - ELEMENTAIRE LOUIS ARMSTRONG;SCO;SCOLAIRE;III;3ème catégorie (300 &lt; effectif &lt;= 700);R;Etab. d'enseignement sans hébergement;5;971;RUE PAUL RIMBAUD;NULL;NULL;VILLE;1676;simple;ENSEIGNEMENT</text:p>
          </table:table-cell>
          <table:table-cell table:number-columns-repeated="2"/>
        </table:table-row>
        <table:table-row table:style-name="ro1">
          <table:table-cell office:value-type="string">
            <text:p>1138;ECOLE ELEMENTAIRE KUROSAWA;SCOE;SCOLAIRE ELEMENTAIRE;IV;4ème catégorie (effectif &lt;= 300);R;Etab. d'enseignement sans hébergement;5;400;RUE PIERRE CARDENAL;NULL;NULL;VILLE;1730;simple;ENSEIGNEMENT</text:p>
          </table:table-cell>
          <table:table-cell table:number-columns-repeated="2"/>
        </table:table-row>
        <table:table-row table:style-name="ro1">
          <table:table-cell office:value-type="string">
            <text:p>1141;ECOLE MATERNELLE INDIRA GANDHI;SCOM;SCOLAIRE MATERNELLE;III;3ème catégorie (300 &lt; effectif &lt;= 700);R;Etab. d'enseignement sans hébergement;5;380;RUE PIERRE CARDENAL;NULL;NULL;VILLE;1730;simple;ENSEIGNEMENT</text:p>
          </table:table-cell>
          <table:table-cell table:number-columns-repeated="2"/>
        </table:table-row>
        <table:table-row table:style-name="ro1">
          <table:table-cell office:value-type="string">
            <text:p>1496;SALLE NOGARET;PROT;LOCAUX PROTOCOLE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20;RUE PITOT;NULL;NULL;VILLE;1754;simple;TOUT PUBLIC</text:p>
          </table:table-cell>
        </table:table-row>
        <table:table-row table:style-name="ro1">
          <table:table-cell office:value-type="string">
            <text:p>65;STADE SABATHE;EQUSP;EQUIPEMENT SPORTIFS;I;1ère catégorie (effectif &gt; 1500);PA;Etablissements de plein air;6;18;RUE SAINT CLEOPHAS;NULL;NULL;VILLE;1929;lourde;SPORTS</text:p>
          </table:table-cell>
          <table:table-cell table:number-columns-repeated="2"/>
        </table:table-row>
        <table:table-row table:style-name="ro1">
          <table:table-cell office:value-type="string">
            <text:p>795;GYMNASE ROGER COUDERC;EQUSP;EQUIPEMENT SPORTIFS;III;3ème catégorie (300 &lt; effectif &lt;= 700);X;Etablissements sportifs couverts;5;18;RUE SAINT CLEOPHAS;NULL;NULL;VILLE;1929;simple;SPORTS</text:p>
          </table:table-cell>
          <table:table-cell table:number-columns-repeated="2"/>
        </table:table-row>
        <table:table-row table:style-name="ro1">
          <table:table-cell office:value-type="string">
            <text:p>39731;FOYER LOGEMENT MARIE CAIZERGUES;CCAS A;CCAS AUTRES LOCAUX;V;5ème catégorie;U;Etablissements sanitaires;7;1;RUE SAINT VINCENT DE PAUL;NULL;NULL;NULL;1967;complexe;NULL</text:p>
          </table:table-cell>
          <table:table-cell table:number-columns-repeated="2"/>
        </table:table-row>
        <table:table-row table:style-name="ro1">
          <table:table-cell office:value-type="string">
            <text:p>1763;CARRE SAINTE ANNE GALERIE D ART (ANCIENNE EGLISE SAINTE ANNE);CULTURE;EQUIPEMENT CULTUREL;V;5ème catégorie;Y;Musées;6;1;RUE SAINTE ANNE;NULL;NULL;VILLE;1968;lourde;TOUT PUBLIC</text:p>
          </table:table-cell>
          <table:table-cell table:number-columns-repeated="2"/>
        </table:table-row>
        <table:table-row table:style-name="ro1">
          <table:table-cell office:value-type="string">
            <text:p>38944;COLLEGE MARCEL PAGNOL;SCO;SCOLAIRE;III;3ème catégorie (300 &lt; effectif &lt;= 700);R;Etab. d'enseignement sans hébergement;5;95;RUE TOPAZE;NULL;NULL;NULL;3108;simple;ENSEIGNEMENT</text:p>
          </table:table-cell>
          <table:table-cell table:number-columns-repeated="2"/>
        </table:table-row>
        <table:table-row table:style-name="ro1">
          <table:table-cell office:value-type="string">
            <text:p>1091;ECOLE ELEMENTAIRE SPINOZA;SCOE;SCOLAIRE ELEMENTAIRE;III;3ème catégorie (300 &lt; effectif &lt;= 700);R;Etab. d'enseignement sans hébergement;6;110;RUE VIOLLET LE DUC;NULL;NULL;VILLE;2524;lourde;ENSEIGNEMENT</text:p>
          </table:table-cell>
          <table:table-cell table:number-columns-repeated="2"/>
        </table:table-row>
        <table:table-row table:style-name="ro1">
          <table:table-cell office:value-type="string">
            <text:p>1094;ECOLE MATERNELLE JEANNE DEROIN;SCOM;SCOLAIRE MATERNELLE;III;3ème catégorie (300 &lt; effectif &lt;= 700);R;Etab. d'enseignement sans hébergement;6;88;RUE VIOLLET LE DUC;NULL;NULL;VILLE;2524;lourde;ENSEIGNEMENT</text:p>
          </table:table-cell>
          <table:table-cell table:number-columns-repeated="2"/>
        </table:table-row>
        <table:table-row table:style-name="ro1">
          <table:table-cell office:value-type="string">
            <text:p>1564;ECOLE ELEMENTAIRE JULES VERNE;SCOE;SCOLAIRE ELEMENTAIRE;IV;4ème catégorie (effectif &lt;= 300);R;Etab. d'enseignement sans hébergement;6;127;RUE YEHUDI MENUHIN;NULL;NULL;VILLE;3157;lourde;ENSEIGNEMENT</text:p>
          </table:table-cell>
          <table:table-cell table:number-columns-repeated="2"/>
        </table:table-row>
        <table:table-row table:style-name="ro1">
          <table:table-cell office:value-type="string">
            <text:p>42553;ANNEXE CCAS SQUARE DE CORTE;CCAS A;CCAS AUTRES LOCAUX;V;5ème catégorie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6;60;SQUARE DE CORTE;NULL;NULL;NULL;837;lourde;NULL</text:p>
          </table:table-cell>
        </table:table-row>
        <table:table-row table:style-name="ro1">
          <table:table-cell office:value-type="string">
            <text:p>1947;ENSEMBLE  VOLTAIRE;DIVERS;MULTI - AFFECTATION;III;3ème catégorie (300 &lt; effectif &lt;= 700);L;Salles usage auditions</text:p>
          </table:table-cell>
          <table:table-cell office:value-type="string">
            <text:p><text:s/>conférences</text:p>
          </table:table-cell>
          <table:table-cell office:value-type="string">
            <text:p><text:s/>...;5;1;SQUARE JEAN MONNET;NULL;NULL;VILLE;2381;simple;TOUT PUBLIC</text:p>
          </table:table-cell>
        </table:table-row>
        <table:table-row table:style-name="ro1">
          <table:table-cell office:value-type="string">
            <text:p>41779;HOTEL DE VILLE - CONSULS DE MER (PLACE GEORGES FRECHE);ADM;LOCAUX ADMINISTRATIFS;I;1ère catégorie (effectif &gt; 1500);W;Administrations</text:p>
          </table:table-cell>
          <table:table-cell office:value-type="string">
            <text:p><text:s/>banques</text:p>
          </table:table-cell>
          <table:table-cell office:value-type="string">
            <text:p><text:s/>bureaux;8;1;PL GEORGES FRECHE;NULL;NULL;VILLE;3476;conforme;ADMINISTRATION</text:p>
          </table:table-cell>
        </table:table-row>
        <table:table-row table:style-name="ro1">
          <table:table-cell office:value-type="string">
            <text:p>41782;VOLUME CRECHE ADELAIDE CAMBON - RESIDENCE CENTRAL PARC (VOLUME 18);CRECHE;CRECHE;IV;4ème catégorie (effectif &lt;= 300);R;Etab. d'enseignement sans hébergement;8;1;PL GEORGES FRECHE;NULL;NULL;VILLE;3476;conforme;PETITE ENFANCE</text:p>
          </table:table-cell>
          <table:table-cell table:number-columns-repeated="2"/>
        </table:table-row>
        <table:table-row table:style-name="ro1">
          <table:table-cell office:value-type="string">
            <text:p>NULL;NULL;NULL;NULL;NULL;NULL;NULL;NULL;NULL;NULL;NULL;NULL;NULL;NULL;NULL;NULL;NULL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4/06/2014</text:date>, <text:time>15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1" meta:object-count="0"/>
    <meta:generator>OpenOffice/4.0.1$Win32 OpenOffice.org_project/401m5$Build-9714</meta:generator>
  </office:meta>
</office:document-meta>
</file>